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Mangal" svg:font-family="Mang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139cm"/>
    </style:style>
    <style:style style:name="co2" style:family="table-column">
      <style:table-column-properties fo:break-before="auto" style:column-width="7.586cm"/>
    </style:style>
    <style:style style:name="co3" style:family="table-column">
      <style:table-column-properties fo:break-before="auto" style:column-width="4.115cm"/>
    </style:style>
    <style:style style:name="co4" style:family="table-column">
      <style:table-column-properties fo:break-before="auto" style:column-width="2.716cm"/>
    </style:style>
    <style:style style:name="co5" style:family="table-column">
      <style:table-column-properties fo:break-before="auto" style:column-width="2.379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1.455cm"/>
    </style:style>
    <style:style style:name="co8" style:family="table-column">
      <style:table-column-properties fo:break-before="auto" style:column-width="0.67cm"/>
    </style:style>
    <style:style style:name="co9" style:family="table-column">
      <style:table-column-properties fo:break-before="auto" style:column-width="0.552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0.817cm"/>
    </style:style>
    <style:style style:name="ro1" style:family="table-row">
      <style:table-row-properties style:row-height="0.132cm" fo:break-before="auto" style:use-optimal-row-height="false"/>
    </style:style>
    <style:style style:name="ro2" style:family="table-row">
      <style:table-row-properties style:row-height="1.614cm" fo:break-before="auto" style:use-optimal-row-height="false"/>
    </style:style>
    <style:style style:name="ro3" style:family="table-row">
      <style:table-row-properties style:row-height="0.238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1.004cm" fo:break-before="auto" style:use-optimal-row-height="false"/>
    </style:style>
    <style:style style:name="ro6" style:family="table-row">
      <style:table-row-properties style:row-height="0.265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688cm" fo:break-before="auto" style:use-optimal-row-height="false"/>
    </style:style>
    <style:style style:name="ta1" style:family="table" style:master-page-name="PageStyle_5f_Gantt">
      <style:table-properties table:display="true" style:writing-mode="lr-tb"/>
    </style: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ackground-color="#ffffff" style:rotation-align="none"/>
      <style:text-properties fo:color="#333f5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333f50" style:text-outline="false" style:text-line-through-style="none" style:text-line-through-type="none" style:font-name="Calibri Light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4" style:family="table-cell" style:parent-style-name="Default">
      <style:table-cell-properties fo:border-bottom="1.76pt solid #ffffff" fo:background-color="#3b3838" style:diagonal-bl-tr="none" style:diagonal-tl-br="none" style:text-align-source="fix" style:repeat-content="false" fo:wrap-option="no-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text-properties fo:color="#767171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" style:family="table-cell" style:parent-style-name="Default">
      <style:table-cell-properties fo:border-bottom="1.76pt solid #ffffff" fo:background-color="#767171" style:diagonal-bl-tr="none" style:diagonal-tl-br="none" style:text-align-source="fix" style:repeat-content="false" fo:wrap-option="no-wrap" fo:border-left="1.76pt solid #ffffff" style:direction="ltr" fo:border-right="0.74pt fine-dashe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" style:family="table-cell" style:parent-style-name="Default">
      <style:table-cell-properties fo:border-bottom="1.76pt solid #ffffff" fo:background-color="#dbdbdb" style:diagonal-bl-tr="none" style:diagonal-tl-br="none" style:text-align-source="value-type" style:repeat-content="false" fo:wrap-option="no-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SEARCH(&quot;SPACER&quot;;[.$B10])=1)" style:apply-style-name="ConditionalStyle_5f_11" style:base-cell-address="Gantt.B10"/>
    </style:style>
    <style:style style:name="ce32" style:family="table-cell" style:parent-style-name="Default">
      <style:table-cell-properties fo:border-bottom="1.76pt solid #ffffff" fo:background-color="#eeeeee" style:diagonal-bl-tr="none" style:diagonal-tl-br="none" style:text-align-source="value-type" style:repeat-content="false" fo:wrap-option="no-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cm" style:writing-mode="page"/>
      <style:text-properties style:font-name="Arial"/>
      <style:map style:condition="is-true-formula(SEARCH(&quot;SPACER&quot;;[.$B10])=1)" style:apply-style-name="ConditionalStyle_5f_11" style:base-cell-address="Gantt.B10"/>
    </style:style>
    <style:style style:name="ce37" style:family="table-cell" style:parent-style-name="Default">
      <style:table-cell-properties fo:border-bottom="1.76pt solid #ffffff" fo:background-color="#dbdbdb" style:diagonal-bl-tr="none" style:diagonal-tl-br="none" style:text-align-source="value-type" style:repeat-content="false" fo:wrap-option="no-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cm" style:writing-mode="page"/>
      <style:text-properties style:font-name="Arial"/>
      <style:map style:condition="is-true-formula(SEARCH(&quot;SPACER&quot;;[.$B10])=1)" style:apply-style-name="ConditionalStyle_5f_11" style:base-cell-address="Gantt.B10"/>
    </style:style>
    <style:style style:name="ce38" style:family="table-cell" style:parent-style-name="Default">
      <style:table-cell-properties fo:border-bottom="1.76pt solid #ffffff" fo:background-color="#b2b2b2" style:diagonal-bl-tr="none" style:diagonal-tl-br="none" style:text-align-source="value-type" style:repeat-content="false" fo:wrap-option="no-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cm" style:writing-mode="page"/>
      <style:text-properties style:font-name="Arial"/>
      <style:map style:condition="is-true-formula(SEARCH(&quot;SPACER&quot;;[.$B10])=1)" style:apply-style-name="ConditionalStyle_5f_11" style:base-cell-address="Gantt.B10"/>
    </style:style>
    <style:style style:name="ce40" style:family="table-cell" style:parent-style-name="Default">
      <style:table-cell-properties fo:border-bottom="1.76pt solid #ffffff" fo:background-color="#dbdbdb" style:diagonal-bl-tr="none" style:diagonal-tl-br="none" style:text-align-source="value-type" style:repeat-content="false" fo:wrap-option="no-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cm" style:writing-mode="page"/>
      <style:text-properties style:font-name="Arial" fo:font-weight="bold" style:font-weight-asian="bold" style:font-weight-complex="bold"/>
      <style:map style:condition="is-true-formula(SEARCH(&quot;SPACER&quot;;[.$B10])=1)" style:apply-style-name="ConditionalStyle_5f_11" style:base-cell-address="Gantt.B10"/>
    </style:style>
    <style:style style:name="ce41" style:family="table-cell" style:parent-style-name="Default">
      <style:table-cell-properties fo:border-bottom="1.76pt solid #ffffff" fo:background-color="#eeeeee" style:diagonal-bl-tr="none" style:diagonal-tl-br="none" style:text-align-source="value-type" style:repeat-content="false" fo:wrap-option="no-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cm" style:writing-mode="page"/>
      <style:text-properties style:font-name="Arial" style:text-underline-style="none"/>
      <style:map style:condition="is-true-formula(SEARCH(&quot;SPACER&quot;;[.$B10])=1)" style:apply-style-name="ConditionalStyle_5f_11" style:base-cell-address="Gantt.B10"/>
    </style:style>
    <style:style style:name="ce45" style:family="table-cell" style:parent-style-name="Default">
      <style:table-cell-properties fo:border-bottom="1.76pt solid #ffffff" fo:background-color="#eeeeee" style:diagonal-bl-tr="none" style:diagonal-tl-br="none" style:text-align-source="value-type" style:repeat-content="false" fo:wrap-option="no-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Mang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SEARCH(&quot;SPACER&quot;;[.$B10])=1)" style:apply-style-name="ConditionalStyle_5f_11" style:base-cell-address="Gantt.B10"/>
    </style:style>
    <style:style style:name="ce71" style:family="table-cell" style:parent-style-name="Default">
      <style:table-cell-properties fo:border-bottom="1.76pt solid #ffffff" fo:background-color="#dbdbdb" style:diagonal-bl-tr="none" style:diagonal-tl-br="none" style:text-align-source="value-type" style:repeat-content="false" fo:wrap-option="no-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SEARCH(&quot;SPACER&quot;;[.$B10])=1)" style:apply-style-name="ConditionalStyle_5f_11" style:base-cell-address="Gantt.B10"/>
    </style:style>
    <style:style style:name="ce72" style:family="table-cell" style:parent-style-name="Default">
      <style:table-cell-properties fo:border-bottom="1.76pt solid #ffffff" fo:background-color="#eeeeee" style:diagonal-bl-tr="none" style:diagonal-tl-br="none" style:text-align-source="value-type" style:repeat-content="false" fo:wrap-option="no-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SEARCH(&quot;SPACER&quot;;[.$B10])=1)" style:apply-style-name="ConditionalStyle_5f_11" style:base-cell-address="Gantt.B10"/>
    </style:style>
    <style:style style:name="ce51" style:family="table-cell" style:parent-style-name="Default">
      <style:table-cell-properties fo:border-bottom="1.76pt solid #ffffff" fo:background-color="#dbdbdb" style:diagonal-bl-tr="none" style:diagonal-tl-br="none" style:text-align-source="fix" style:repeat-content="false" fo:wrap-option="no-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SEARCH(&quot;SPACER&quot;;[.$B10])=1)" style:apply-style-name="ConditionalStyle_5f_11" style:base-cell-address="Gantt.B10"/>
    </style:style>
    <style:style style:name="ce52" style:family="table-cell" style:parent-style-name="Default">
      <style:table-cell-properties fo:border-bottom="1.76pt solid #ffffff" fo:background-color="#eeeeee" style:diagonal-bl-tr="none" style:diagonal-tl-br="none" style:text-align-source="fix" style:repeat-content="false" fo:wrap-option="no-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start" css3t:text-justify="auto" fo:margin-left="0.353cm" style:writing-mode="page"/>
      <style:text-properties style:font-name="Arial" fo:font-weight="normal" style:font-weight-asian="normal" style:font-weight-complex="normal"/>
      <style:map style:condition="is-true-formula(SEARCH(&quot;SPACER&quot;;[.$B10])=1)" style:apply-style-name="ConditionalStyle_5f_11" style:base-cell-address="Gantt.B10"/>
    </style:style>
    <style:style style:name="ce53" style:family="table-cell" style:parent-style-name="Default">
      <style:table-cell-properties fo:border-bottom="1.76pt solid #ffffff" fo:background-color="#dbdbdb" style:diagonal-bl-tr="none" style:diagonal-tl-br="none" style:text-align-source="fix" style:repeat-content="false" fo:wrap-option="no-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start" css3t:text-justify="auto" fo:margin-left="0.353cm" style:writing-mode="page"/>
      <style:text-properties style:font-name="Arial" fo:font-weight="normal" style:font-weight-asian="normal" style:font-weight-complex="normal"/>
      <style:map style:condition="is-true-formula(SEARCH(&quot;SPACER&quot;;[.$B10])=1)" style:apply-style-name="ConditionalStyle_5f_11" style:base-cell-address="Gantt.B10"/>
    </style:style>
    <style:style style:name="ce65" style:family="table-cell" style:parent-style-name="Default">
      <style:table-cell-properties fo:border-bottom="1.76pt solid #ffffff" fo:background-color="#dddddd" style:diagonal-bl-tr="none" style:diagonal-tl-br="none" style:text-align-source="value-type" style:repeat-content="false" fo:wrap-option="no-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SEARCH(&quot;SPACER&quot;;[.$B10])=1)" style:apply-style-name="ConditionalStyle_5f_11" style:base-cell-address="Gantt.B10"/>
    </style:style>
    <style:style style:name="ce69" style:family="table-cell" style:parent-style-name="Default">
      <style:table-cell-properties fo:border-bottom="1.76pt solid #ffffff" fo:background-color="#eeeeee" style:diagonal-bl-tr="none" style:diagonal-tl-br="none" style:text-align-source="value-type" style:repeat-content="false" fo:wrap-option="no-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SEARCH(&quot;SPACER&quot;;[.$B10])=1)" style:apply-style-name="ConditionalStyle_5f_11" style:base-cell-address="Gantt.B10"/>
    </style:style>
    <style:style style:name="ce70" style:family="table-cell" style:parent-style-name="Default">
      <style:table-cell-properties fo:border-bottom="1.76pt solid #ffffff" fo:background-color="#dddddd" style:diagonal-bl-tr="none" style:diagonal-tl-br="none" style:text-align-source="value-type" style:repeat-content="false" fo:wrap-option="no-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cm" style:writing-mode="page"/>
      <style:text-properties style:font-name="Arial"/>
      <style:map style:condition="is-true-formula(SEARCH(&quot;SPACER&quot;;[.$B10])=1)" style:apply-style-name="ConditionalStyle_5f_11" style:base-cell-address="Gantt.B10"/>
    </style:style>
    <style:style style:name="ce6" style:family="table-cell" style:parent-style-name="Default">
      <style:table-cell-properties fo:border-bottom="1.76pt solid #ffffff" fo:background-color="#dbdbdb" style:diagonal-bl-tr="none" style:diagonal-tl-br="none" style:text-align-source="value-type" style:repeat-content="false" fo:wrap-option="no-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SEARCH(&quot;SPACER&quot;;[.$B10])=1)" style:apply-style-name="ConditionalStyle_5f_11" style:base-cell-address="Gantt.B10"/>
    </style:style>
    <style:style style:name="ce35" style:family="table-cell" style:parent-style-name="Default">
      <style:table-cell-properties fo:border-bottom="1.76pt solid #ffffff" fo:background-color="#eeeeee" style:diagonal-bl-tr="none" style:diagonal-tl-br="none" style:text-align-source="value-type" style:repeat-content="false" fo:wrap-option="no-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cm" style:writing-mode="page"/>
      <style:map style:condition="is-true-formula(SEARCH(&quot;SPACER&quot;;[.$B10])=1)" style:apply-style-name="ConditionalStyle_5f_11" style:base-cell-address="Gantt.B10"/>
    </style:style>
    <style:style style:name="ce7" style:family="table-cell" style:parent-style-name="Default">
      <style:table-cell-properties fo:border-bottom="1.76pt solid #ffffff" fo:background-color="#dbdbdb" style:diagonal-bl-tr="none" style:diagonal-tl-br="none" style:text-align-source="value-type" style:repeat-content="false" fo:wrap-option="no-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cm" style:writing-mode="page"/>
      <style:map style:condition="is-true-formula(SEARCH(&quot;SPACER&quot;;[.$B10])=1)" style:apply-style-name="ConditionalStyle_5f_11" style:base-cell-address="Gantt.B10"/>
    </style:style>
    <style:style style:name="ce8" style:family="table-cell" style:parent-style-name="Default" style:data-style-name="N10036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0" style:family="table-cell" style:parent-style-name="Default">
      <style:table-cell-properties fo:border-bottom="1.76pt solid #ffffff" fo:background-color="#767171" style:diagonal-bl-tr="none" style:diagonal-tl-br="none" style:text-align-source="fix" style:repeat-content="false" fo:wrap-option="no-wrap" fo:border-left="0.74pt fine-dashed #ffffff" style:direction="ltr" fo:border-right="0.74pt fine-dashe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ffffff" fo:background-color="#dbdbdb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cm" style:writing-mode="page"/>
      <style:map style:condition="is-true-formula(SEARCH(&quot;SPACER&quot;;[.$B10])=1)" style:apply-style-name="ConditionalStyle_5f_11" style:base-cell-address="Gantt.B10"/>
    </style:style>
    <style:style style:name="ce54" style:family="table-cell" style:parent-style-name="Default">
      <style:table-cell-properties fo:border-bottom="1.76pt solid #ffffff" fo:background-color="#eeeee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cm" style:writing-mode="page"/>
      <style:map style:condition="is-true-formula(SEARCH(&quot;SPACER&quot;;[.$B10])=1)" style:apply-style-name="ConditionalStyle_5f_11" style:base-cell-address="Gantt.B10"/>
    </style:style>
    <style:style style:name="ce55" style:family="table-cell" style:parent-style-name="Default">
      <style:table-cell-properties fo:border-bottom="1.76pt solid #ffffff" fo:background-color="#b2b2b2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cm" style:writing-mode="page"/>
      <style:map style:condition="is-true-formula(SEARCH(&quot;SPACER&quot;;[.$B10])=1)" style:apply-style-name="ConditionalStyle_5f_11" style:base-cell-address="Gantt.B10"/>
    </style:style>
    <style:style style:name="ce56" style:family="table-cell" style:parent-style-name="Default">
      <style:table-cell-properties fo:border-bottom="1.76pt solid #ffffff" fo:background-color="#dddddd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cm" style:writing-mode="page"/>
      <style:map style:condition="is-true-formula(SEARCH(&quot;SPACER&quot;;[.$B10])=1)" style:apply-style-name="ConditionalStyle_5f_11" style:base-cell-address="Gantt.B10"/>
    </style:style>
    <style:style style:name="ce12" style:family="table-cell" style:parent-style-name="Default">
      <style:table-cell-properties fo:border-bottom="1.76pt solid #ffffff" fo:background-color="#3b3838" style:diagonal-bl-tr="none" style:diagonal-tl-br="none" fo:border-left="0.74pt solid #ffffff" fo:border-right="0.74pt solid #ffffff" style:rotation-align="none" fo:border-top="1.76pt solid #ffffff"/>
    </style:style>
    <style:style style:name="ce13" style:family="table-cell" style:parent-style-name="Default" style:data-style-name="N10">
      <style:table-cell-properties fo:border-bottom="1.76pt solid #ffffff" fo:background-color="#dbdbdb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map style:condition="is-true-formula(SEARCH(&quot;SPACER&quot;;[.$B10])=1)" style:apply-style-name="ConditionalStyle_5f_11" style:base-cell-address="Gantt.B10"/>
    </style:style>
    <style:style style:name="ce60" style:family="table-cell" style:parent-style-name="Default" style:data-style-name="N10">
      <style:table-cell-properties fo:border-bottom="1.76pt solid #ffffff" fo:background-color="#eeeee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map style:condition="is-true-formula(SEARCH(&quot;SPACER&quot;;[.$B10])=1)" style:apply-style-name="ConditionalStyle_5f_11" style:base-cell-address="Gantt.B10"/>
    </style:style>
    <style:style style:name="ce61" style:family="table-cell" style:parent-style-name="Default" style:data-style-name="N10">
      <style:table-cell-properties fo:border-bottom="1.76pt solid #ffffff" fo:background-color="#b2b2b2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map style:condition="is-true-formula(SEARCH(&quot;SPACER&quot;;[.$B10])=1)" style:apply-style-name="ConditionalStyle_5f_11" style:base-cell-address="Gantt.B10"/>
    </style:style>
    <style:style style:name="ce62" style:family="table-cell" style:parent-style-name="Default" style:data-style-name="N10">
      <style:table-cell-properties fo:border-bottom="1.76pt solid #ffffff" fo:background-color="#dddddd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map style:condition="is-true-formula(SEARCH(&quot;SPACER&quot;;[.$B10])=1)" style:apply-style-name="ConditionalStyle_5f_11" style:base-cell-address="Gantt.B10"/>
    </style:style>
    <style:style style:name="ce14" style:family="table-cell" style:parent-style-name="Default" style:data-style-name="N10">
      <style:table-cell-properties fo:background-color="#ffffff" style:rotation-align="none"/>
    </style:style>
    <style:style style:name="ce92" style:family="table-cell" style:parent-style-name="Default">
      <style:table-cell-properties fo:border-bottom="1.76pt solid #ffffff" fo:background-color="#767171" style:diagonal-bl-tr="none" style:diagonal-tl-br="none" style:text-align-source="fix" style:repeat-content="false" fo:wrap-option="wrap" fo:border-left="0.74pt fine-dashed #ffffff" style:direction="ltr" fo:border-right="0.74pt fine-dashe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36">
      <style:table-cell-properties fo:border-bottom="1.76pt solid #ffffff" fo:background-color="#dbdbdb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map style:condition="is-true-formula(SEARCH(&quot;SPACER&quot;;[.$B10])=1)" style:apply-style-name="ConditionalStyle_5f_11" style:base-cell-address="Gantt.B10"/>
    </style:style>
    <style:style style:name="ce66" style:family="table-cell" style:parent-style-name="Default" style:data-style-name="N10036">
      <style:table-cell-properties fo:border-bottom="1.76pt solid #ffffff" fo:background-color="#eeeee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map style:condition="is-true-formula(SEARCH(&quot;SPACER&quot;;[.$B10])=1)" style:apply-style-name="ConditionalStyle_5f_11" style:base-cell-address="Gantt.B10"/>
    </style:style>
    <style:style style:name="ce67" style:family="table-cell" style:parent-style-name="Default" style:data-style-name="N10036">
      <style:table-cell-properties fo:border-bottom="1.76pt solid #ffffff" fo:background-color="#b2b2b2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map style:condition="is-true-formula(SEARCH(&quot;SPACER&quot;;[.$B10])=1)" style:apply-style-name="ConditionalStyle_5f_11" style:base-cell-address="Gantt.B10"/>
    </style:style>
    <style:style style:name="ce20" style:family="table-cell" style:parent-style-name="Default" style:data-style-name="N10036">
      <style:table-cell-properties fo:border-bottom="1.76pt solid #ffffff" fo:background-color="#dbdbdb" style:diagonal-bl-tr="none" style:diagonal-tl-br="none" style:text-align-source="fix" style:repeat-content="false" fo:wrap-option="no-wrap" fo:border-left="0.74pt solid #ffffff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map style:condition="is-true-formula(SEARCH(&quot;SPACER&quot;;[.$B10])=1)" style:apply-style-name="ConditionalStyle_5f_11" style:base-cell-address="Gantt.B10"/>
    </style:style>
    <style:style style:name="ce68" style:family="table-cell" style:parent-style-name="Default" style:data-style-name="N10036">
      <style:table-cell-properties fo:border-bottom="1.76pt solid #ffffff" fo:background-color="#dddddd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map style:condition="is-true-formula(SEARCH(&quot;SPACER&quot;;[.$B10])=1)" style:apply-style-name="ConditionalStyle_5f_11" style:base-cell-address="Gantt.B10"/>
    </style:style>
    <style:style style:name="ce98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ffffff" fo:background-color="#3b3838" style:diagonal-bl-tr="none" style:diagonal-tl-br="none" fo:border-left="0.74pt solid #ffffff" fo:border-right="1.76pt solid #ffffff" style:rotation-align="none" fo:border-top="1.76pt solid #ffffff"/>
    </style:style>
    <style:style style:name="ce100" style:family="table-cell" style:parent-style-name="Default">
      <style:table-cell-properties fo:border-bottom="1.76pt solid #ffffff" fo:background-color="#767171" style:diagonal-bl-tr="none" style:diagonal-tl-br="none" style:text-align-source="fix" style:repeat-content="false" fo:wrap-option="wrap" fo:border-left="0.74pt fine-dashe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0036">
      <style:table-cell-properties fo:border-bottom="1.76pt solid #ffffff" fo:background-color="#eeeeee" style:diagonal-bl-tr="none" style:diagonal-tl-br="none" style:text-align-source="fix" style:repeat-content="false" fo:wrap-option="no-wrap" fo:border-left="0.74pt solid #ffffff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map style:condition="is-true-formula(SEARCH(&quot;SPACER&quot;;[.$B10])=1)" style:apply-style-name="ConditionalStyle_5f_11" style:base-cell-address="Gantt.B10"/>
    </style:style>
    <style:style style:name="ce74" style:family="table-cell" style:parent-style-name="Default" style:data-style-name="N10036">
      <style:table-cell-properties fo:border-bottom="1.76pt solid #ffffff" fo:background-color="#b2b2b2" style:diagonal-bl-tr="none" style:diagonal-tl-br="none" style:text-align-source="fix" style:repeat-content="false" fo:wrap-option="no-wrap" fo:border-left="0.74pt solid #ffffff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map style:condition="is-true-formula(SEARCH(&quot;SPACER&quot;;[.$B10])=1)" style:apply-style-name="ConditionalStyle_5f_11" style:base-cell-address="Gantt.B10"/>
    </style:style>
    <style:style style:name="ce75" style:family="table-cell" style:parent-style-name="Default" style:data-style-name="N10036">
      <style:table-cell-properties fo:border-bottom="1.76pt solid #ffffff" fo:background-color="#dddddd" style:diagonal-bl-tr="none" style:diagonal-tl-br="none" style:text-align-source="fix" style:repeat-content="false" fo:wrap-option="no-wrap" fo:border-left="0.74pt solid #ffffff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map style:condition="is-true-formula(SEARCH(&quot;SPACER&quot;;[.$B10])=1)" style:apply-style-name="ConditionalStyle_5f_11" style:base-cell-address="Gantt.B10"/>
    </style:style>
    <style:style style:name="ce21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ffffff" fo:background-color="#dbdbdb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map style:condition="is-true-formula(SEARCH(&quot;SPACER&quot;;[.$B10])=1)" style:apply-style-name="ConditionalStyle_5f_10" style:base-cell-address="Gantt.G10"/>
    </style:style>
    <style:style style:name="ce23" style:family="table-cell" style:parent-style-name="Default">
      <style:table-cell-properties fo:border-bottom="1.76pt solid #ffffff" fo:background-color="#dbdbdb" style:diagonal-bl-tr="none" style:diagonal-tl-br="none" style:text-align-source="fix" style:repeat-content="false" fo:wrap-option="no-wrap" fo:border-left="0.74pt solid #ffffff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map style:condition="is-true-formula(SEARCH(&quot;SPACER&quot;;[.$B10])=1)" style:apply-style-name="ConditionalStyle_5f_10" style:base-cell-address="Gantt.G10"/>
    </style:style>
    <style:style style:name="ce24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12">
      <style:table-cell-properties fo:border-bottom="1.76pt solid #ffffff" fo:background-color="#3b3838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 style:data-style-name="N110">
      <style:table-cell-properties fo:border-bottom="0.74pt solid #ffffff" fo:background-color="#767171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111">
      <style:table-cell-properties fo:border-bottom="1.76pt solid #ffffff" fo:background-color="#767171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ConditionalStyle_5f_15">
      <style:table-cell-properties fo:border-bottom="1.76pt solid #ffffff" style:diagonal-bl-tr="none" style:diagonal-tl-br="none" fo:border-left="none" fo:border-right="none" fo:border-top="1.76pt solid #ffffff"/>
      <style:map style:condition="cell-content()=1" style:apply-style-name="ConditionalStyle_5f_16" style:base-cell-address="Gantt.I10"/>
      <style:map style:condition="cell-content()=2" style:apply-style-name="ConditionalStyle_5f_10" style:base-cell-address="Gantt.I10"/>
      <style:map style:condition="cell-content()=3" style:apply-style-name="ConditionalStyle_5f_13" style:base-cell-address="Gantt.I10"/>
      <style:map style:condition="cell-content()=4" style:apply-style-name="Bad" style:base-cell-address="Gantt.I10"/>
      <style:map style:condition="cell-content()=5" style:apply-style-name="ConditionalStyle_5f_15" style:base-cell-address="Gantt.I10"/>
    </style:style>
    <style:style style:name="ce28" style:family="table-cell" style:parent-style-name="Default">
      <style:table-cell-properties fo:border-bottom="1.76pt solid #ffffff" fo:background-color="#f2f2f2" style:diagonal-bl-tr="none" style:diagonal-tl-br="none" fo:border-left="none" fo:border-right="none" style:rotation-align="none" fo:border-top="1.76pt solid #ffffff"/>
      <style:map style:condition="cell-content()=1" style:apply-style-name="ConditionalStyle_5f_16" style:base-cell-address="Gantt.I10"/>
      <style:map style:condition="cell-content()=2" style:apply-style-name="ConditionalStyle_5f_10" style:base-cell-address="Gantt.I10"/>
      <style:map style:condition="cell-content()=3" style:apply-style-name="ConditionalStyle_5f_13" style:base-cell-address="Gantt.I10"/>
      <style:map style:condition="cell-content()=4" style:apply-style-name="Bad" style:base-cell-address="Gantt.I10"/>
      <style:map style:condition="cell-content()=5" style:apply-style-name="ConditionalStyle_5f_15" style:base-cell-address="Gantt.I10"/>
    </style:style>
    <style:style style:name="ce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 style:data-style-name="N110">
      <style:table-cell-properties fo:border-bottom="0.74pt solid #ffffff" fo:background-color="#76717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111">
      <style:table-cell-properties fo:border-bottom="1.76pt solid #ffffff" fo:background-color="#76717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none" fo:background-color="#ffffff" fo:border-left="none" fo:border-right="0.06pt solid #ffffff" style:rotation-align="none" fo:border-top="none"/>
    </style:style>
    <style:style style:name="ce120" style:family="table-cell" style:parent-style-name="Default">
      <style:table-cell-properties fo:border-bottom="none" fo:background-color="#ffffff" style:text-align-source="fix" style:repeat-content="false" fo:wrap-option="no-wrap" fo:border-left="none" style:direction="ltr" fo:border-right="0.06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21" style:family="table-cell" style:parent-style-name="Excel_20_Built-in_20_Percen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Default" style:data-style-name="N112">
      <style:table-cell-properties fo:border-bottom="1.76pt solid #ffffff" fo:background-color="#3b3838" style:diagonal-bl-tr="none" style:diagonal-tl-br="none" style:text-align-source="fix" style:repeat-content="false" fo:wrap-option="no-wrap" fo:border-left="0.74pt solid #ffffff" style:direction="ltr" fo:border-right="0.06pt solid #ffffff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Default" style:data-style-name="N110">
      <style:table-cell-properties fo:border-bottom="0.74pt solid #ffffff" fo:background-color="#767171" style:diagonal-bl-tr="none" style:diagonal-tl-br="none" style:text-align-source="fix" style:repeat-content="false" fo:wrap-option="no-wrap" fo:border-left="0.74pt solid #ffffff" style:direction="ltr" fo:border-right="0.06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Default" style:data-style-name="N111">
      <style:table-cell-properties fo:border-bottom="1.76pt solid #ffffff" fo:background-color="#767171" style:diagonal-bl-tr="none" style:diagonal-tl-br="none" style:text-align-source="fix" style:repeat-content="false" fo:wrap-option="no-wrap" fo:border-left="0.74pt solid #ffffff" style:direction="ltr" fo:border-right="0.06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ConditionalStyle_5f_15">
      <style:table-cell-properties fo:border-bottom="1.76pt solid #ffffff" style:diagonal-bl-tr="none" style:diagonal-tl-br="none" fo:border-left="none" fo:border-right="0.06pt solid #ffffff" fo:border-top="1.76pt solid #ffffff"/>
      <style:map style:condition="cell-content()=1" style:apply-style-name="ConditionalStyle_5f_16" style:base-cell-address="Gantt.I10"/>
      <style:map style:condition="cell-content()=2" style:apply-style-name="ConditionalStyle_5f_10" style:base-cell-address="Gantt.I10"/>
      <style:map style:condition="cell-content()=3" style:apply-style-name="ConditionalStyle_5f_13" style:base-cell-address="Gantt.I10"/>
      <style:map style:condition="cell-content()=4" style:apply-style-name="Bad" style:base-cell-address="Gantt.I10"/>
      <style:map style:condition="cell-content()=5" style:apply-style-name="ConditionalStyle_5f_15" style:base-cell-address="Gantt.I10"/>
    </style:style>
    <style:style style:name="ce125" style:family="table-cell" style:parent-style-name="Default">
      <style:table-cell-properties fo:border-bottom="1.76pt solid #ffffff" fo:background-color="#f2f2f2" style:diagonal-bl-tr="none" style:diagonal-tl-br="none" fo:border-left="none" fo:border-right="0.06pt solid #ffffff" style:rotation-align="none" fo:border-top="1.76pt solid #ffffff"/>
      <style:map style:condition="cell-content()=1" style:apply-style-name="ConditionalStyle_5f_16" style:base-cell-address="Gantt.I10"/>
      <style:map style:condition="cell-content()=2" style:apply-style-name="ConditionalStyle_5f_10" style:base-cell-address="Gantt.I10"/>
      <style:map style:condition="cell-content()=3" style:apply-style-name="ConditionalStyle_5f_13" style:base-cell-address="Gantt.I10"/>
      <style:map style:condition="cell-content()=4" style:apply-style-name="Bad" style:base-cell-address="Gantt.I10"/>
      <style:map style:condition="cell-content()=5" style:apply-style-name="ConditionalStyle_5f_15" style:base-cell-address="Gantt.I10"/>
    </style:style>
    <style:style style:name="ce88" style:family="table-cell" style:parent-style-name="Default" style:data-style-name="N112">
      <style:table-cell-properties fo:border-bottom="1.76pt solid #ffffff" fo:background-color="#3b3838" style:diagonal-bl-tr="none" style:diagonal-tl-br="none" style:text-align-source="fix" style:repeat-content="false" fo:wrap-option="no-wrap" fo:border-left="0.74pt solid #ffffff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 style:data-style-name="N110">
      <style:table-cell-properties fo:border-bottom="0.74pt solid #ffffff" fo:background-color="#767171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111">
      <style:table-cell-properties fo:border-bottom="1.76pt solid #ffffff" fo:background-color="#767171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antt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visibility="collapse" table:number-columns-repeated="2" table:default-cell-style-name="ce1"/>
        <table:table-column table:style-name="co8" table:number-columns-repeated="6" table:default-cell-style-name="ce1"/>
        <table:table-column table:style-name="co9" table:default-cell-style-name="ce119"/>
        <table:table-column table:style-name="co8" table:number-columns-repeated="5" table:default-cell-style-name="ce1"/>
        <table:table-column table:style-name="co10" table:default-cell-style-name="ce1"/>
        <table:table-column table:style-name="co10" table:default-cell-style-name="ce119"/>
        <table:table-column table:style-name="co8" table:number-columns-repeated="5" table:default-cell-style-name="ce1"/>
        <table:table-column table:style-name="co10" table:default-cell-style-name="ce1"/>
        <table:table-column table:style-name="co11" table:default-cell-style-name="ce119"/>
        <table:table-column table:style-name="co8" table:number-columns-repeated="2" table:default-cell-style-name="ce1"/>
        <table:table-column table:style-name="co10" table:number-columns-repeated="4" table:default-cell-style-name="ce1"/>
        <table:table-column table:style-name="co10" table:default-cell-style-name="ce119"/>
        <table:table-column table:style-name="co8" table:number-columns-repeated="6" table:default-cell-style-name="ce1"/>
        <table:table-column table:style-name="co9" table:default-cell-style-name="ce119"/>
        <table:table-column table:style-name="co8" table:number-columns-repeated="6" table:default-cell-style-name="ce1"/>
        <table:table-column table:style-name="co8" table:default-cell-style-name="ce119"/>
        <table:table-column table:style-name="co8" table:number-columns-repeated="6" table:default-cell-style-name="ce1"/>
        <table:table-column table:style-name="co8" table:default-cell-style-name="ce119"/>
        <table:table-column table:style-name="co8" table:number-columns-repeated="6" table:default-cell-style-name="ce1"/>
        <table:table-column table:style-name="co8" table:default-cell-style-name="ce119"/>
        <table:table-column table:style-name="co8" table:number-columns-repeated="7" table:default-cell-style-name="ce1"/>
        <table:table-row table:style-name="ro1">
          <table:table-cell table:number-columns-repeated="71"/>
        </table:table-row>
        <table:table-row table:style-name="ro2">
          <table:table-cell/>
          <table:table-cell table:style-name="ce2" office:value-type="string" calcext:value-type="string">
            <text:p>/r/Excel - Gantt Chart</text:p>
          </table:table-cell>
          <table:table-cell table:number-columns-repeated="3"/>
          <table:table-cell table:style-name="ce98"/>
          <table:table-cell table:number-columns-repeated="65"/>
        </table:table-row>
        <table:table-row table:style-name="ro3">
          <table:table-cell/>
          <table:table-cell table:style-name="ce2"/>
          <table:table-cell table:number-columns-repeated="69"/>
        </table:table-row>
        <table:table-row table:style-name="ro4">
          <table:table-cell/>
          <table:table-cell table:style-name="ce3" office:value-type="string" calcext:value-type="string">
            <text:p>Project Start </text:p>
          </table:table-cell>
          <table:table-cell table:style-name="ce8" office:value-type="date" office:date-value="2021-05-03" calcext:value-type="date">
            <text:p>03/05/2021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table:style-name="ce24" table:number-columns-spanned="7" table:number-rows-spanned="1"/>
          <table:covered-table-cell table:number-columns-repeated="5" table:style-name="ce29"/>
          <table:covered-table-cell table:style-name="ce120"/>
          <table:table-cell table:number-columns-repeated="56"/>
        </table:table-row>
        <table:table-row table:style-name="ro5">
          <table:table-cell/>
          <table:table-cell table:style-name="Default" office:value-type="string" calcext:value-type="string">
            <text:p>The order of responsible matters. The second name means the person helped. </text:p>
          </table:table-cell>
          <table:table-cell table:style-name="Default"/>
          <table:table-cell table:number-columns-repeated="5"/>
          <table:table-cell table:style-name="ce98" office:value-type="string" calcext:value-type="string" table:number-columns-spanned="7" table:number-rows-spanned="1">
            <text:p><text:s/></text:p>
          </table:table-cell>
          <table:covered-table-cell table:number-columns-repeated="5" table:style-name="ce98"/>
          <table:covered-table-cell table:style-name="ce121"/>
          <table:table-cell table:number-columns-repeated="56"/>
        </table:table-row>
        <table:table-row table:style-name="ro6">
          <table:table-cell table:number-columns-repeated="71"/>
        </table:table-row>
        <table:table-row table:style-name="ro7">
          <table:table-cell/>
          <table:table-cell table:style-name="ce4" office:value-type="string" calcext:value-type="string">
            <text:p>Made by /u/x365 - Free to use and modify!</text:p>
          </table:table-cell>
          <table:table-cell table:style-name="ce4" office:value-type="string" calcext:value-type="string">
            <text:p>CC BY-NC 2.0</text:p>
          </table:table-cell>
          <table:table-cell table:style-name="ce12" table:number-columns-repeated="2"/>
          <table:table-cell table:style-name="ce18"/>
          <table:table-cell table:style-name="ce12"/>
          <table:table-cell table:style-name="ce18"/>
          <table:table-cell table:style-name="ce25" table:formula="of:=[.C4]-350+[.H4]" office:value-type="date" office:date-value="2021-05-03" calcext:value-type="date" table:number-columns-spanned="7" table:number-rows-spanned="1">
            <text:p>03 mayo 2021</text:p>
          </table:table-cell>
          <table:covered-table-cell table:number-columns-repeated="5" table:style-name="ce25"/>
          <table:covered-table-cell table:style-name="ce122"/>
          <table:table-cell table:style-name="ce25" table:formula="of:=[.I7]+7" office:value-type="date" office:date-value="2021-05-10" calcext:value-type="date" table:number-columns-spanned="7" table:number-rows-spanned="1">
            <text:p>10 mayo 2021</text:p>
          </table:table-cell>
          <table:covered-table-cell table:number-columns-repeated="5" table:style-name="ce25"/>
          <table:covered-table-cell table:style-name="ce122"/>
          <table:table-cell table:style-name="ce25" table:formula="of:=[.P7]+7" office:value-type="date" office:date-value="2021-05-17" calcext:value-type="date" table:number-columns-spanned="7" table:number-rows-spanned="1">
            <text:p>17 mayo 2021</text:p>
          </table:table-cell>
          <table:covered-table-cell table:number-columns-repeated="5" table:style-name="ce25"/>
          <table:covered-table-cell table:style-name="ce122"/>
          <table:table-cell table:style-name="ce25" table:formula="of:=[.W7]+7" office:value-type="date" office:date-value="2021-05-24" calcext:value-type="date" table:number-columns-spanned="7" table:number-rows-spanned="1">
            <text:p>24 mayo 2021</text:p>
          </table:table-cell>
          <table:covered-table-cell table:number-columns-repeated="5" table:style-name="ce25"/>
          <table:covered-table-cell table:style-name="ce122"/>
          <table:table-cell table:style-name="ce25" table:formula="of:=[.AD7]+7" office:value-type="date" office:date-value="2021-05-31" calcext:value-type="date" table:number-columns-spanned="7" table:number-rows-spanned="1">
            <text:p>31 mayo 2021</text:p>
          </table:table-cell>
          <table:covered-table-cell table:number-columns-repeated="5" table:style-name="ce25"/>
          <table:covered-table-cell table:style-name="ce122"/>
          <table:table-cell table:style-name="ce25" table:formula="of:=[.AK7]+7" office:value-type="date" office:date-value="2021-06-07" calcext:value-type="date" table:number-columns-spanned="7" table:number-rows-spanned="1">
            <text:p>07 junio 2021</text:p>
          </table:table-cell>
          <table:covered-table-cell table:number-columns-repeated="5" table:style-name="ce25"/>
          <table:covered-table-cell table:style-name="ce122"/>
          <table:table-cell table:style-name="ce25" table:formula="of:=[.AR7]+7" office:value-type="date" office:date-value="2021-06-14" calcext:value-type="date" table:number-columns-spanned="7" table:number-rows-spanned="1">
            <text:p>14 junio 2021</text:p>
          </table:table-cell>
          <table:covered-table-cell table:number-columns-repeated="5" table:style-name="ce25"/>
          <table:covered-table-cell table:style-name="ce122"/>
          <table:table-cell table:style-name="ce25" table:formula="of:=[.AY7]+7" office:value-type="date" office:date-value="2021-06-21" calcext:value-type="date" table:number-columns-spanned="7" table:number-rows-spanned="1">
            <text:p>21 junio 2021</text:p>
          </table:table-cell>
          <table:covered-table-cell table:number-columns-repeated="5" table:style-name="ce25"/>
          <table:covered-table-cell table:style-name="ce122"/>
          <table:table-cell table:style-name="ce88" table:formula="of:=[.BF7]+7" office:value-type="date" office:date-value="2021-06-28" calcext:value-type="date" table:number-columns-spanned="7" table:number-rows-spanned="1">
            <text:p>28 junio 2021</text:p>
          </table:table-cell>
          <table:covered-table-cell table:number-columns-repeated="5" table:style-name="ce25"/>
          <table:covered-table-cell table:style-name="ce88"/>
        </table:table-row>
        <table:table-row table:style-name="ro7">
          <table:table-cell/>
          <table:table-cell table:style-name="ce17" office:value-type="string" calcext:value-type="string" table:number-columns-spanned="1" table:number-rows-spanned="2">
            <text:p>TASK</text:p>
          </table:table-cell>
          <table:table-cell table:style-name="ce80" office:value-type="string" calcext:value-type="string" table:number-columns-spanned="1" table:number-rows-spanned="2">
            <text:p>RESPONSIBLE</text:p>
          </table:table-cell>
          <table:table-cell table:style-name="ce80" office:value-type="string" calcext:value-type="string" table:number-columns-spanned="1" table:number-rows-spanned="2">
            <text:p>PROGRESS</text:p>
          </table:table-cell>
          <table:table-cell table:style-name="ce92" office:value-type="string" calcext:value-type="string" table:number-columns-spanned="1" table:number-rows-spanned="2">
            <text:p>START DATE</text:p>
          </table:table-cell>
          <table:table-cell table:style-name="ce100" office:value-type="string" calcext:value-type="string" table:number-columns-spanned="1" table:number-rows-spanned="2">
            <text:p>END DATE</text:p>
          </table:table-cell>
          <table:table-cell table:style-name="ce92" table:number-columns-spanned="1" table:number-rows-spanned="2"/>
          <table:table-cell table:style-name="ce100" table:number-columns-spanned="1" table:number-rows-spanned="2"/>
          <table:table-cell table:style-name="ce26" table:formula="of:=[.I7]" office:value-type="date" office:date-value="2021-05-03" calcext:value-type="date">
            <text:p>3</text:p>
          </table:table-cell>
          <table:table-cell table:style-name="ce30" table:formula="of:=[.I8]+1" office:value-type="date" office:date-value="2021-05-04" calcext:value-type="date">
            <text:p>4</text:p>
          </table:table-cell>
          <table:table-cell table:style-name="ce30" table:formula="of:=[.J8]+1" office:value-type="date" office:date-value="2021-05-05" calcext:value-type="date">
            <text:p>5</text:p>
          </table:table-cell>
          <table:table-cell table:style-name="ce30" table:formula="of:=[.K8]+1" office:value-type="date" office:date-value="2021-05-06" calcext:value-type="date">
            <text:p>6</text:p>
          </table:table-cell>
          <table:table-cell table:style-name="ce30" table:formula="of:=[.L8]+1" office:value-type="date" office:date-value="2021-05-07" calcext:value-type="date">
            <text:p>7</text:p>
          </table:table-cell>
          <table:table-cell table:style-name="ce30" table:formula="of:=[.M8]+1" office:value-type="date" office:date-value="2021-05-08" calcext:value-type="date">
            <text:p>8</text:p>
          </table:table-cell>
          <table:table-cell table:style-name="ce123" table:formula="of:=[.N8]+1" office:value-type="date" office:date-value="2021-05-09" calcext:value-type="date">
            <text:p>9</text:p>
          </table:table-cell>
          <table:table-cell table:style-name="ce30" table:formula="of:=[.O8]+1" office:value-type="date" office:date-value="2021-05-10" calcext:value-type="date">
            <text:p>10</text:p>
          </table:table-cell>
          <table:table-cell table:style-name="ce30" table:formula="of:=[.P8]+1" office:value-type="date" office:date-value="2021-05-11" calcext:value-type="date">
            <text:p>11</text:p>
          </table:table-cell>
          <table:table-cell table:style-name="ce30" table:formula="of:=[.Q8]+1" office:value-type="date" office:date-value="2021-05-12" calcext:value-type="date">
            <text:p>12</text:p>
          </table:table-cell>
          <table:table-cell table:style-name="ce30" table:formula="of:=[.R8]+1" office:value-type="date" office:date-value="2021-05-13" calcext:value-type="date">
            <text:p>13</text:p>
          </table:table-cell>
          <table:table-cell table:style-name="ce30" table:formula="of:=[.S8]+1" office:value-type="date" office:date-value="2021-05-14" calcext:value-type="date">
            <text:p>14</text:p>
          </table:table-cell>
          <table:table-cell table:style-name="ce30" table:formula="of:=[.T8]+1" office:value-type="date" office:date-value="2021-05-15" calcext:value-type="date">
            <text:p>15</text:p>
          </table:table-cell>
          <table:table-cell table:style-name="ce123" table:formula="of:=[.U8]+1" office:value-type="date" office:date-value="2021-05-16" calcext:value-type="date">
            <text:p>16</text:p>
          </table:table-cell>
          <table:table-cell table:style-name="ce30" table:formula="of:=[.V8]+1" office:value-type="date" office:date-value="2021-05-17" calcext:value-type="date">
            <text:p>17</text:p>
          </table:table-cell>
          <table:table-cell table:style-name="ce30" table:formula="of:=[.W8]+1" office:value-type="date" office:date-value="2021-05-18" calcext:value-type="date">
            <text:p>18</text:p>
          </table:table-cell>
          <table:table-cell table:style-name="ce30" table:formula="of:=[.X8]+1" office:value-type="date" office:date-value="2021-05-19" calcext:value-type="date">
            <text:p>19</text:p>
          </table:table-cell>
          <table:table-cell table:style-name="ce30" table:formula="of:=[.Y8]+1" office:value-type="date" office:date-value="2021-05-20" calcext:value-type="date">
            <text:p>20</text:p>
          </table:table-cell>
          <table:table-cell table:style-name="ce30" table:formula="of:=[.Z8]+1" office:value-type="date" office:date-value="2021-05-21" calcext:value-type="date">
            <text:p>21</text:p>
          </table:table-cell>
          <table:table-cell table:style-name="ce30" table:formula="of:=[.AA8]+1" office:value-type="date" office:date-value="2021-05-22" calcext:value-type="date">
            <text:p>22</text:p>
          </table:table-cell>
          <table:table-cell table:style-name="ce123" table:formula="of:=[.AB8]+1" office:value-type="date" office:date-value="2021-05-23" calcext:value-type="date">
            <text:p>23</text:p>
          </table:table-cell>
          <table:table-cell table:style-name="ce30" table:formula="of:=[.AC8]+1" office:value-type="date" office:date-value="2021-05-24" calcext:value-type="date">
            <text:p>24</text:p>
          </table:table-cell>
          <table:table-cell table:style-name="ce30" table:formula="of:=[.AD8]+1" office:value-type="date" office:date-value="2021-05-25" calcext:value-type="date">
            <text:p>25</text:p>
          </table:table-cell>
          <table:table-cell table:style-name="ce30" table:formula="of:=[.AE8]+1" office:value-type="date" office:date-value="2021-05-26" calcext:value-type="date">
            <text:p>26</text:p>
          </table:table-cell>
          <table:table-cell table:style-name="ce30" table:formula="of:=[.AF8]+1" office:value-type="date" office:date-value="2021-05-27" calcext:value-type="date">
            <text:p>27</text:p>
          </table:table-cell>
          <table:table-cell table:style-name="ce30" table:formula="of:=[.AG8]+1" office:value-type="date" office:date-value="2021-05-28" calcext:value-type="date">
            <text:p>28</text:p>
          </table:table-cell>
          <table:table-cell table:style-name="ce30" table:formula="of:=[.AH8]+1" office:value-type="date" office:date-value="2021-05-29" calcext:value-type="date">
            <text:p>29</text:p>
          </table:table-cell>
          <table:table-cell table:style-name="ce123" table:formula="of:=[.AI8]+1" office:value-type="date" office:date-value="2021-05-30" calcext:value-type="date">
            <text:p>30</text:p>
          </table:table-cell>
          <table:table-cell table:style-name="ce30" table:formula="of:=[.AJ8]+1" office:value-type="date" office:date-value="2021-05-31" calcext:value-type="date">
            <text:p>31</text:p>
          </table:table-cell>
          <table:table-cell table:style-name="ce30" table:formula="of:=[.AK8]+1" office:value-type="date" office:date-value="2021-06-01" calcext:value-type="date">
            <text:p>1</text:p>
          </table:table-cell>
          <table:table-cell table:style-name="ce30" table:formula="of:=[.AL8]+1" office:value-type="date" office:date-value="2021-06-02" calcext:value-type="date">
            <text:p>2</text:p>
          </table:table-cell>
          <table:table-cell table:style-name="ce30" table:formula="of:=[.AM8]+1" office:value-type="date" office:date-value="2021-06-03" calcext:value-type="date">
            <text:p>3</text:p>
          </table:table-cell>
          <table:table-cell table:style-name="ce30" table:formula="of:=[.AN8]+1" office:value-type="date" office:date-value="2021-06-04" calcext:value-type="date">
            <text:p>4</text:p>
          </table:table-cell>
          <table:table-cell table:style-name="ce30" table:formula="of:=[.AO8]+1" office:value-type="date" office:date-value="2021-06-05" calcext:value-type="date">
            <text:p>5</text:p>
          </table:table-cell>
          <table:table-cell table:style-name="ce123" table:formula="of:=[.AP8]+1" office:value-type="date" office:date-value="2021-06-06" calcext:value-type="date">
            <text:p>6</text:p>
          </table:table-cell>
          <table:table-cell table:style-name="ce30" table:formula="of:=[.AQ8]+1" office:value-type="date" office:date-value="2021-06-07" calcext:value-type="date">
            <text:p>7</text:p>
          </table:table-cell>
          <table:table-cell table:style-name="ce30" table:formula="of:=[.AR8]+1" office:value-type="date" office:date-value="2021-06-08" calcext:value-type="date">
            <text:p>8</text:p>
          </table:table-cell>
          <table:table-cell table:style-name="ce30" table:formula="of:=[.AS8]+1" office:value-type="date" office:date-value="2021-06-09" calcext:value-type="date">
            <text:p>9</text:p>
          </table:table-cell>
          <table:table-cell table:style-name="ce30" table:formula="of:=[.AT8]+1" office:value-type="date" office:date-value="2021-06-10" calcext:value-type="date">
            <text:p>10</text:p>
          </table:table-cell>
          <table:table-cell table:style-name="ce30" table:formula="of:=[.AU8]+1" office:value-type="date" office:date-value="2021-06-11" calcext:value-type="date">
            <text:p>11</text:p>
          </table:table-cell>
          <table:table-cell table:style-name="ce30" table:formula="of:=[.AV8]+1" office:value-type="date" office:date-value="2021-06-12" calcext:value-type="date">
            <text:p>12</text:p>
          </table:table-cell>
          <table:table-cell table:style-name="ce123" table:formula="of:=[.AW8]+1" office:value-type="date" office:date-value="2021-06-13" calcext:value-type="date">
            <text:p>13</text:p>
          </table:table-cell>
          <table:table-cell table:style-name="ce30" table:formula="of:=[.AX8]+1" office:value-type="date" office:date-value="2021-06-14" calcext:value-type="date">
            <text:p>14</text:p>
          </table:table-cell>
          <table:table-cell table:style-name="ce30" table:formula="of:=[.AY8]+1" office:value-type="date" office:date-value="2021-06-15" calcext:value-type="date">
            <text:p>15</text:p>
          </table:table-cell>
          <table:table-cell table:style-name="ce30" table:formula="of:=[.AZ8]+1" office:value-type="date" office:date-value="2021-06-16" calcext:value-type="date">
            <text:p>16</text:p>
          </table:table-cell>
          <table:table-cell table:style-name="ce30" table:formula="of:=[.BA8]+1" office:value-type="date" office:date-value="2021-06-17" calcext:value-type="date">
            <text:p>17</text:p>
          </table:table-cell>
          <table:table-cell table:style-name="ce30" table:formula="of:=[.BB8]+1" office:value-type="date" office:date-value="2021-06-18" calcext:value-type="date">
            <text:p>18</text:p>
          </table:table-cell>
          <table:table-cell table:style-name="ce30" table:formula="of:=[.BC8]+1" office:value-type="date" office:date-value="2021-06-19" calcext:value-type="date">
            <text:p>19</text:p>
          </table:table-cell>
          <table:table-cell table:style-name="ce123" table:formula="of:=[.BD8]+1" office:value-type="date" office:date-value="2021-06-20" calcext:value-type="date">
            <text:p>20</text:p>
          </table:table-cell>
          <table:table-cell table:style-name="ce30" table:formula="of:=[.BE8]+1" office:value-type="date" office:date-value="2021-06-21" calcext:value-type="date">
            <text:p>21</text:p>
          </table:table-cell>
          <table:table-cell table:style-name="ce30" table:formula="of:=[.BF8]+1" office:value-type="date" office:date-value="2021-06-22" calcext:value-type="date">
            <text:p>22</text:p>
          </table:table-cell>
          <table:table-cell table:style-name="ce30" table:formula="of:=[.BG8]+1" office:value-type="date" office:date-value="2021-06-23" calcext:value-type="date">
            <text:p>23</text:p>
          </table:table-cell>
          <table:table-cell table:style-name="ce30" table:formula="of:=[.BH8]+1" office:value-type="date" office:date-value="2021-06-24" calcext:value-type="date">
            <text:p>24</text:p>
          </table:table-cell>
          <table:table-cell table:style-name="ce30" table:formula="of:=[.BI8]+1" office:value-type="date" office:date-value="2021-06-25" calcext:value-type="date">
            <text:p>25</text:p>
          </table:table-cell>
          <table:table-cell table:style-name="ce30" table:formula="of:=[.BJ8]+1" office:value-type="date" office:date-value="2021-06-26" calcext:value-type="date">
            <text:p>26</text:p>
          </table:table-cell>
          <table:table-cell table:style-name="ce123" table:formula="of:=[.BK8]+1" office:value-type="date" office:date-value="2021-06-27" calcext:value-type="date">
            <text:p>27</text:p>
          </table:table-cell>
          <table:table-cell table:style-name="ce30" table:formula="of:=[.BL8]+1" office:value-type="date" office:date-value="2021-06-28" calcext:value-type="date">
            <text:p>28</text:p>
          </table:table-cell>
          <table:table-cell table:style-name="ce30" table:formula="of:=[.BM8]+1" office:value-type="date" office:date-value="2021-06-29" calcext:value-type="date">
            <text:p>29</text:p>
          </table:table-cell>
          <table:table-cell table:style-name="ce30" table:formula="of:=[.BN8]+1" office:value-type="date" office:date-value="2021-06-30" calcext:value-type="date">
            <text:p>30</text:p>
          </table:table-cell>
          <table:table-cell table:style-name="ce30" table:formula="of:=[.BO8]+1" office:value-type="date" office:date-value="2021-07-01" calcext:value-type="date">
            <text:p>1</text:p>
          </table:table-cell>
          <table:table-cell table:style-name="ce30" table:formula="of:=[.BP8]+1" office:value-type="date" office:date-value="2021-07-02" calcext:value-type="date">
            <text:p>2</text:p>
          </table:table-cell>
          <table:table-cell table:style-name="ce30" table:formula="of:=[.BQ8]+1" office:value-type="date" office:date-value="2021-07-03" calcext:value-type="date">
            <text:p>3</text:p>
          </table:table-cell>
          <table:table-cell table:style-name="ce33" table:formula="of:=[.BR8]+1" office:value-type="date" office:date-value="2021-07-04" calcext:value-type="date">
            <text:p>4</text:p>
          </table:table-cell>
        </table:table-row>
        <table:table-row table:style-name="ro7">
          <table:table-cell/>
          <table:covered-table-cell table:style-name="ce17"/>
          <table:covered-table-cell table:number-columns-repeated="2" table:style-name="ce80"/>
          <table:covered-table-cell table:style-name="ce92"/>
          <table:covered-table-cell table:style-name="ce100"/>
          <table:covered-table-cell table:style-name="ce92" office:value-type="string" calcext:value-type="string">
            <text:p>Total days</text:p>
          </table:covered-table-cell>
          <table:covered-table-cell table:style-name="ce100" office:value-type="string" calcext:value-type="string">
            <text:p>Completion</text:p>
          </table:covered-table-cell>
          <table:table-cell table:style-name="ce27" table:formula="of:=UPPER(LEFT(TEXT([.I8];&quot;ddd&quot;);1))" office:value-type="string" office:string-value="M" calcext:value-type="string">
            <text:p>M</text:p>
          </table:table-cell>
          <table:table-cell table:style-name="ce31" table:formula="of:=UPPER(LEFT(TEXT([.J8];&quot;ddd&quot;);1))" office:value-type="string" office:string-value="T" calcext:value-type="string">
            <text:p>T</text:p>
          </table:table-cell>
          <table:table-cell table:style-name="ce31" table:formula="of:=UPPER(LEFT(TEXT([.K8];&quot;ddd&quot;);1))" office:value-type="string" office:string-value="W" calcext:value-type="string">
            <text:p>W</text:p>
          </table:table-cell>
          <table:table-cell table:style-name="ce31" table:formula="of:=UPPER(LEFT(TEXT([.L8];&quot;ddd&quot;);1))" office:value-type="string" office:string-value="T" calcext:value-type="string">
            <text:p>T</text:p>
          </table:table-cell>
          <table:table-cell table:style-name="ce31" table:formula="of:=UPPER(LEFT(TEXT([.M8];&quot;ddd&quot;);1))" office:value-type="string" office:string-value="F" calcext:value-type="string">
            <text:p>F</text:p>
          </table:table-cell>
          <table:table-cell table:style-name="ce31" table:formula="of:=UPPER(LEFT(TEXT([.N8];&quot;ddd&quot;);1))" office:value-type="string" office:string-value="S" calcext:value-type="string">
            <text:p>S</text:p>
          </table:table-cell>
          <table:table-cell table:style-name="ce124" table:formula="of:=UPPER(LEFT(TEXT([.O8];&quot;ddd&quot;);1))" office:value-type="string" office:string-value="S" calcext:value-type="string">
            <text:p>S</text:p>
          </table:table-cell>
          <table:table-cell table:style-name="ce31" table:formula="of:=UPPER(LEFT(TEXT([.P8];&quot;ddd&quot;);1))" office:value-type="string" office:string-value="M" calcext:value-type="string">
            <text:p>M</text:p>
          </table:table-cell>
          <table:table-cell table:style-name="ce31" table:formula="of:=UPPER(LEFT(TEXT([.Q8];&quot;ddd&quot;);1))" office:value-type="string" office:string-value="T" calcext:value-type="string">
            <text:p>T</text:p>
          </table:table-cell>
          <table:table-cell table:style-name="ce31" table:formula="of:=UPPER(LEFT(TEXT([.R8];&quot;ddd&quot;);1))" office:value-type="string" office:string-value="W" calcext:value-type="string">
            <text:p>W</text:p>
          </table:table-cell>
          <table:table-cell table:style-name="ce31" table:formula="of:=UPPER(LEFT(TEXT([.S8];&quot;ddd&quot;);1))" office:value-type="string" office:string-value="T" calcext:value-type="string">
            <text:p>T</text:p>
          </table:table-cell>
          <table:table-cell table:style-name="ce31" table:formula="of:=UPPER(LEFT(TEXT([.T8];&quot;ddd&quot;);1))" office:value-type="string" office:string-value="F" calcext:value-type="string">
            <text:p>F</text:p>
          </table:table-cell>
          <table:table-cell table:style-name="ce31" table:formula="of:=UPPER(LEFT(TEXT([.U8];&quot;ddd&quot;);1))" office:value-type="string" office:string-value="S" calcext:value-type="string">
            <text:p>S</text:p>
          </table:table-cell>
          <table:table-cell table:style-name="ce124" table:formula="of:=UPPER(LEFT(TEXT([.V8];&quot;ddd&quot;);1))" office:value-type="string" office:string-value="S" calcext:value-type="string">
            <text:p>S</text:p>
          </table:table-cell>
          <table:table-cell table:style-name="ce31" table:formula="of:=UPPER(LEFT(TEXT([.W8];&quot;ddd&quot;);1))" office:value-type="string" office:string-value="M" calcext:value-type="string">
            <text:p>M</text:p>
          </table:table-cell>
          <table:table-cell table:style-name="ce31" table:formula="of:=UPPER(LEFT(TEXT([.X8];&quot;ddd&quot;);1))" office:value-type="string" office:string-value="T" calcext:value-type="string">
            <text:p>T</text:p>
          </table:table-cell>
          <table:table-cell table:style-name="ce31" table:formula="of:=UPPER(LEFT(TEXT([.Y8];&quot;ddd&quot;);1))" office:value-type="string" office:string-value="W" calcext:value-type="string">
            <text:p>W</text:p>
          </table:table-cell>
          <table:table-cell table:style-name="ce31" table:formula="of:=UPPER(LEFT(TEXT([.Z8];&quot;ddd&quot;);1))" office:value-type="string" office:string-value="T" calcext:value-type="string">
            <text:p>T</text:p>
          </table:table-cell>
          <table:table-cell table:style-name="ce31" table:formula="of:=UPPER(LEFT(TEXT([.AA8];&quot;ddd&quot;);1))" office:value-type="string" office:string-value="F" calcext:value-type="string">
            <text:p>F</text:p>
          </table:table-cell>
          <table:table-cell table:style-name="ce31" table:formula="of:=UPPER(LEFT(TEXT([.AB8];&quot;ddd&quot;);1))" office:value-type="string" office:string-value="S" calcext:value-type="string">
            <text:p>S</text:p>
          </table:table-cell>
          <table:table-cell table:style-name="ce124" table:formula="of:=UPPER(LEFT(TEXT([.AC8];&quot;ddd&quot;);1))" office:value-type="string" office:string-value="S" calcext:value-type="string">
            <text:p>S</text:p>
          </table:table-cell>
          <table:table-cell table:style-name="ce31" table:formula="of:=UPPER(LEFT(TEXT([.AD8];&quot;ddd&quot;);1))" office:value-type="string" office:string-value="M" calcext:value-type="string">
            <text:p>M</text:p>
          </table:table-cell>
          <table:table-cell table:style-name="ce31" table:formula="of:=UPPER(LEFT(TEXT([.AE8];&quot;ddd&quot;);1))" office:value-type="string" office:string-value="T" calcext:value-type="string">
            <text:p>T</text:p>
          </table:table-cell>
          <table:table-cell table:style-name="ce31" table:formula="of:=UPPER(LEFT(TEXT([.AF8];&quot;ddd&quot;);1))" office:value-type="string" office:string-value="W" calcext:value-type="string">
            <text:p>W</text:p>
          </table:table-cell>
          <table:table-cell table:style-name="ce31" table:formula="of:=UPPER(LEFT(TEXT([.AG8];&quot;ddd&quot;);1))" office:value-type="string" office:string-value="T" calcext:value-type="string">
            <text:p>T</text:p>
          </table:table-cell>
          <table:table-cell table:style-name="ce31" table:formula="of:=UPPER(LEFT(TEXT([.AH8];&quot;ddd&quot;);1))" office:value-type="string" office:string-value="F" calcext:value-type="string">
            <text:p>F</text:p>
          </table:table-cell>
          <table:table-cell table:style-name="ce31" table:formula="of:=UPPER(LEFT(TEXT([.AI8];&quot;ddd&quot;);1))" office:value-type="string" office:string-value="S" calcext:value-type="string">
            <text:p>S</text:p>
          </table:table-cell>
          <table:table-cell table:style-name="ce124" table:formula="of:=UPPER(LEFT(TEXT([.AJ8];&quot;ddd&quot;);1))" office:value-type="string" office:string-value="S" calcext:value-type="string">
            <text:p>S</text:p>
          </table:table-cell>
          <table:table-cell table:style-name="ce31" table:formula="of:=UPPER(LEFT(TEXT([.AK8];&quot;ddd&quot;);1))" office:value-type="string" office:string-value="M" calcext:value-type="string">
            <text:p>M</text:p>
          </table:table-cell>
          <table:table-cell table:style-name="ce31" table:formula="of:=UPPER(LEFT(TEXT([.AL8];&quot;ddd&quot;);1))" office:value-type="string" office:string-value="T" calcext:value-type="string">
            <text:p>T</text:p>
          </table:table-cell>
          <table:table-cell table:style-name="ce31" table:formula="of:=UPPER(LEFT(TEXT([.AM8];&quot;ddd&quot;);1))" office:value-type="string" office:string-value="W" calcext:value-type="string">
            <text:p>W</text:p>
          </table:table-cell>
          <table:table-cell table:style-name="ce31" table:formula="of:=UPPER(LEFT(TEXT([.AN8];&quot;ddd&quot;);1))" office:value-type="string" office:string-value="T" calcext:value-type="string">
            <text:p>T</text:p>
          </table:table-cell>
          <table:table-cell table:style-name="ce31" table:formula="of:=UPPER(LEFT(TEXT([.AO8];&quot;ddd&quot;);1))" office:value-type="string" office:string-value="F" calcext:value-type="string">
            <text:p>F</text:p>
          </table:table-cell>
          <table:table-cell table:style-name="ce31" table:formula="of:=UPPER(LEFT(TEXT([.AP8];&quot;ddd&quot;);1))" office:value-type="string" office:string-value="S" calcext:value-type="string">
            <text:p>S</text:p>
          </table:table-cell>
          <table:table-cell table:style-name="ce124" table:formula="of:=UPPER(LEFT(TEXT([.AQ8];&quot;ddd&quot;);1))" office:value-type="string" office:string-value="S" calcext:value-type="string">
            <text:p>S</text:p>
          </table:table-cell>
          <table:table-cell table:style-name="ce31" table:formula="of:=UPPER(LEFT(TEXT([.AR8];&quot;ddd&quot;);1))" office:value-type="string" office:string-value="M" calcext:value-type="string">
            <text:p>M</text:p>
          </table:table-cell>
          <table:table-cell table:style-name="ce31" table:formula="of:=UPPER(LEFT(TEXT([.AS8];&quot;ddd&quot;);1))" office:value-type="string" office:string-value="T" calcext:value-type="string">
            <text:p>T</text:p>
          </table:table-cell>
          <table:table-cell table:style-name="ce31" table:formula="of:=UPPER(LEFT(TEXT([.AT8];&quot;ddd&quot;);1))" office:value-type="string" office:string-value="W" calcext:value-type="string">
            <text:p>W</text:p>
          </table:table-cell>
          <table:table-cell table:style-name="ce31" table:formula="of:=UPPER(LEFT(TEXT([.AU8];&quot;ddd&quot;);1))" office:value-type="string" office:string-value="T" calcext:value-type="string">
            <text:p>T</text:p>
          </table:table-cell>
          <table:table-cell table:style-name="ce31" table:formula="of:=UPPER(LEFT(TEXT([.AV8];&quot;ddd&quot;);1))" office:value-type="string" office:string-value="F" calcext:value-type="string">
            <text:p>F</text:p>
          </table:table-cell>
          <table:table-cell table:style-name="ce31" table:formula="of:=UPPER(LEFT(TEXT([.AW8];&quot;ddd&quot;);1))" office:value-type="string" office:string-value="S" calcext:value-type="string">
            <text:p>S</text:p>
          </table:table-cell>
          <table:table-cell table:style-name="ce124" table:formula="of:=UPPER(LEFT(TEXT([.AX8];&quot;ddd&quot;);1))" office:value-type="string" office:string-value="S" calcext:value-type="string">
            <text:p>S</text:p>
          </table:table-cell>
          <table:table-cell table:style-name="ce31" table:formula="of:=UPPER(LEFT(TEXT([.AY8];&quot;ddd&quot;);1))" office:value-type="string" office:string-value="D" calcext:value-type="string">
            <text:p>D</text:p>
          </table:table-cell>
          <table:table-cell table:style-name="ce31" table:formula="of:=UPPER(LEFT(TEXT([.AZ8];&quot;ddd&quot;);1))" office:value-type="string" office:string-value="D" calcext:value-type="string">
            <text:p>D</text:p>
          </table:table-cell>
          <table:table-cell table:style-name="ce31" table:formula="of:=UPPER(LEFT(TEXT([.BA8];&quot;ddd&quot;);1))" office:value-type="string" office:string-value="D" calcext:value-type="string">
            <text:p>D</text:p>
          </table:table-cell>
          <table:table-cell table:style-name="ce31" table:formula="of:=UPPER(LEFT(TEXT([.BB8];&quot;ddd&quot;);1))" office:value-type="string" office:string-value="D" calcext:value-type="string">
            <text:p>D</text:p>
          </table:table-cell>
          <table:table-cell table:style-name="ce31" table:formula="of:=UPPER(LEFT(TEXT([.BC8];&quot;ddd&quot;);1))" office:value-type="string" office:string-value="D" calcext:value-type="string">
            <text:p>D</text:p>
          </table:table-cell>
          <table:table-cell table:style-name="ce31" table:formula="of:=UPPER(LEFT(TEXT([.BD8];&quot;ddd&quot;);1))" office:value-type="string" office:string-value="D" calcext:value-type="string">
            <text:p>D</text:p>
          </table:table-cell>
          <table:table-cell table:style-name="ce124" table:formula="of:=UPPER(LEFT(TEXT([.BE8];&quot;ddd&quot;);1))" office:value-type="string" office:string-value="D" calcext:value-type="string">
            <text:p>D</text:p>
          </table:table-cell>
          <table:table-cell table:style-name="ce31" table:formula="of:=UPPER(LEFT(TEXT([.BF8];&quot;ddd&quot;);1))" office:value-type="string" office:string-value="D" calcext:value-type="string">
            <text:p>D</text:p>
          </table:table-cell>
          <table:table-cell table:style-name="ce31" table:formula="of:=UPPER(LEFT(TEXT([.BG8];&quot;ddd&quot;);1))" office:value-type="string" office:string-value="D" calcext:value-type="string">
            <text:p>D</text:p>
          </table:table-cell>
          <table:table-cell table:style-name="ce31" table:formula="of:=UPPER(LEFT(TEXT([.BH8];&quot;ddd&quot;);1))" office:value-type="string" office:string-value="D" calcext:value-type="string">
            <text:p>D</text:p>
          </table:table-cell>
          <table:table-cell table:style-name="ce31" table:formula="of:=UPPER(LEFT(TEXT([.BI8];&quot;ddd&quot;);1))" office:value-type="string" office:string-value="D" calcext:value-type="string">
            <text:p>D</text:p>
          </table:table-cell>
          <table:table-cell table:style-name="ce31" table:formula="of:=UPPER(LEFT(TEXT([.BJ8];&quot;ddd&quot;);1))" office:value-type="string" office:string-value="D" calcext:value-type="string">
            <text:p>D</text:p>
          </table:table-cell>
          <table:table-cell table:style-name="ce31" table:formula="of:=UPPER(LEFT(TEXT([.BK8];&quot;ddd&quot;);1))" office:value-type="string" office:string-value="D" calcext:value-type="string">
            <text:p>D</text:p>
          </table:table-cell>
          <table:table-cell table:style-name="ce124" table:formula="of:=UPPER(LEFT(TEXT([.BL8];&quot;ddd&quot;);1))" office:value-type="string" office:string-value="D" calcext:value-type="string">
            <text:p>D</text:p>
          </table:table-cell>
          <table:table-cell table:style-name="ce31" table:formula="of:=UPPER(LEFT(TEXT([.BM8];&quot;ddd&quot;);1))" office:value-type="string" office:string-value="D" calcext:value-type="string">
            <text:p>D</text:p>
          </table:table-cell>
          <table:table-cell table:style-name="ce31" table:formula="of:=UPPER(LEFT(TEXT([.BN8];&quot;ddd&quot;);1))" office:value-type="string" office:string-value="D" calcext:value-type="string">
            <text:p>D</text:p>
          </table:table-cell>
          <table:table-cell table:style-name="ce31" table:formula="of:=UPPER(LEFT(TEXT([.BO8];&quot;ddd&quot;);1))" office:value-type="string" office:string-value="D" calcext:value-type="string">
            <text:p>D</text:p>
          </table:table-cell>
          <table:table-cell table:style-name="ce31" table:formula="of:=UPPER(LEFT(TEXT([.BP8];&quot;ddd&quot;);1))" office:value-type="string" office:string-value="D" calcext:value-type="string">
            <text:p>D</text:p>
          </table:table-cell>
          <table:table-cell table:style-name="ce31" table:formula="of:=UPPER(LEFT(TEXT([.BQ8];&quot;ddd&quot;);1))" office:value-type="string" office:string-value="D" calcext:value-type="string">
            <text:p>D</text:p>
          </table:table-cell>
          <table:table-cell table:style-name="ce31" table:formula="of:=UPPER(LEFT(TEXT([.BR8];&quot;ddd&quot;);1))" office:value-type="string" office:string-value="D" calcext:value-type="string">
            <text:p>D</text:p>
          </table:table-cell>
          <table:table-cell table:style-name="ce34" table:formula="of:=UPPER(LEFT(TEXT([.BS8];&quot;ddd&quot;);1))" office:value-type="string" office:string-value="D" calcext:value-type="string">
            <text:p>D</text:p>
          </table:table-cell>
        </table:table-row>
        <table:table-row table:style-name="ro8">
          <table:table-cell/>
          <table:table-cell table:style-name="ce19" office:value-type="string" calcext:value-type="string">
            <text:p>Planning</text:p>
          </table:table-cell>
          <table:table-cell table:style-name="ce11"/>
          <table:table-cell table:style-name="ce13"/>
          <table:table-cell table:style-name="ce16" office:value-type="date" office:date-value="2021-05-03" calcext:value-type="date">
            <text:p>03/05/2021</text:p>
          </table:table-cell>
          <table:table-cell table:style-name="ce20" office:value-type="date" office:date-value="2021-05-07" calcext:value-type="date">
            <text:p>07/05/2021</text:p>
          </table:table-cell>
          <table:table-cell table:style-name="ce22" table:formula="of:=IF([.F10]=&quot;&quot;;&quot;&quot;;[.F10]-[.E10]+1)" office:value-type="float" office:value="5" calcext:value-type="float">
            <text:p>5</text:p>
          </table:table-cell>
          <table:table-cell table:style-name="ce23" table:formula="of:=IF([.G10]=&quot;&quot;;&quot;&quot;;IF(ROUND(([.F10]-[.E10]+1)*[.D10];0)=0;0;ROUND(([.F10]-[.E10]+1)*[.D10];0)))" office:value-type="float" office:value="0" calcext:value-type="float">
            <text:p>0</text:p>
          </table:table-cell>
          <table:table-cell table:number-columns-repeated="5" table:style-name="ce112" office:value-type="float" office:value="5" calcext:value-type="float">
            <text:p/>
          </table:table-cell>
          <table:table-cell table:style-name="ce112"/>
          <table:table-cell table:style-name="ce130"/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19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32" office:value-type="string" calcext:value-type="string">
            <text:p>Sketch</text:p>
          </table:table-cell>
          <table:table-cell table:style-name="ce54" office:value-type="string" calcext:value-type="string">
            <text:p>Sophia, Longjie</text:p>
          </table:table-cell>
          <table:table-cell table:style-name="ce60" office:value-type="percentage" office:value="1" calcext:value-type="percentage">
            <text:p>100 %</text:p>
          </table:table-cell>
          <table:table-cell table:style-name="ce66" office:value-type="date" office:date-value="2021-05-03" calcext:value-type="date">
            <text:p>03/05/2021</text:p>
          </table:table-cell>
          <table:table-cell table:style-name="ce73" office:value-type="date" office:date-value="2021-05-07" calcext:value-type="date">
            <text:p>07/05/2021</text:p>
          </table:table-cell>
          <table:table-cell table:style-name="ce22" table:formula="of:=IF([.F11]=&quot;&quot;;&quot;&quot;;[.F11]-[.E11]+1)" office:value-type="float" office:value="5" calcext:value-type="float">
            <text:p>5</text:p>
          </table:table-cell>
          <table:table-cell table:style-name="ce23" table:formula="of:=IF([.G11]=&quot;&quot;;&quot;&quot;;IF(ROUND(([.F11]-[.E11]+1)*[.D11];0)=0;0;ROUND(([.F11]-[.E11]+1)*[.D11];0)))" office:value-type="float" office:value="5" calcext:value-type="float">
            <text:p>5</text:p>
          </table:table-cell>
          <table:table-cell table:number-columns-repeated="5" table:style-name="ce112" office:value-type="float" office:value="5" calcext:value-type="float">
            <text:p/>
          </table:table-cell>
          <table:table-cell table:style-name="ce112"/>
          <table:table-cell table:style-name="ce130"/>
          <table:table-cell table:number-columns-repeated="6" table:style-name="ce112" office:value-type="float" office:value="3" calcext:value-type="float">
            <text:p/>
          </table:table-cell>
          <table:table-cell table:style-name="ce130"/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19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37" office:value-type="string" calcext:value-type="string">
            <text:p>Gannt</text:p>
          </table:table-cell>
          <table:table-cell table:style-name="ce11" office:value-type="string" calcext:value-type="string">
            <text:p>Longjie</text:p>
          </table:table-cell>
          <table:table-cell table:style-name="ce13" office:value-type="percentage" office:value="1" calcext:value-type="percentage">
            <text:p>100 %</text:p>
          </table:table-cell>
          <table:table-cell table:style-name="ce66" office:value-type="date" office:date-value="2021-05-04" calcext:value-type="date">
            <text:p>04/05/2021</text:p>
          </table:table-cell>
          <table:table-cell table:style-name="ce73" office:value-type="date" office:date-value="2021-05-07" calcext:value-type="date">
            <text:p>07/05/2021</text:p>
          </table:table-cell>
          <table:table-cell table:style-name="ce22" table:formula="of:=IF([.F13]=&quot;&quot;;&quot;&quot;;[.F13]-[.E13]+1)" office:value-type="float" office:value="5" calcext:value-type="float">
            <text:p>5</text:p>
          </table:table-cell>
          <table:table-cell table:style-name="ce23" table:formula="of:=IF([.G12]=&quot;&quot;;&quot;&quot;;IF(ROUND(([.F13]-[.E13]+1)*[.D13];0)=0;0;ROUND(([.F13]-[.E13]+1)*[.D13];0)))" office:value-type="float" office:value="5" calcext:value-type="float">
            <text:p>5</text:p>
          </table:table-cell>
          <table:table-cell table:number-columns-repeated="5" table:style-name="ce112" office:value-type="float" office:value="5" calcext:value-type="float">
            <text:p/>
          </table:table-cell>
          <table:table-cell table:style-name="ce112"/>
          <table:table-cell table:style-name="ce130"/>
          <table:table-cell table:number-columns-repeated="6" table:style-name="ce112" office:value-type="float" office:value="3" calcext:value-type="float">
            <text:p/>
          </table:table-cell>
          <table:table-cell table:style-name="ce130"/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19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32" office:value-type="string" calcext:value-type="string">
            <text:p>Others (Vagrant, etc.)</text:p>
          </table:table-cell>
          <table:table-cell table:style-name="ce54" office:value-type="string" calcext:value-type="string">
            <text:p>Longjie</text:p>
          </table:table-cell>
          <table:table-cell table:style-name="ce60" office:value-type="percentage" office:value="1" calcext:value-type="percentage">
            <text:p>100 %</text:p>
          </table:table-cell>
          <table:table-cell table:style-name="ce66" office:value-type="date" office:date-value="2021-05-03" calcext:value-type="date">
            <text:p>03/05/2021</text:p>
          </table:table-cell>
          <table:table-cell table:style-name="ce73" office:value-type="date" office:date-value="2021-05-07" calcext:value-type="date">
            <text:p>07/05/2021</text:p>
          </table:table-cell>
          <table:table-cell table:style-name="ce22" table:formula="of:=IF([.F14]=&quot;&quot;;&quot;&quot;;[.F14]-[.E14]+1)">
            <text:p/>
          </table:table-cell>
          <table:table-cell table:style-name="ce23" table:formula="of:=IF([.G13]=&quot;&quot;;&quot;&quot;;IF(ROUND(([.F14]-[.E14]+1)*[.D14];0)=0;0;ROUND(([.F14]-[.E14]+1)*[.D14];0)))">
            <text:p/>
          </table:table-cell>
          <table:table-cell table:number-columns-repeated="5" table:style-name="ce112" office:value-type="float" office:value="5" calcext:value-type="float">
            <text:p/>
          </table:table-cell>
          <table:table-cell table:style-name="ce112"/>
          <table:table-cell table:style-name="ce130"/>
          <table:table-cell table:number-columns-repeated="6" table:style-name="ce112" office:value-type="float" office:value="3" calcext:value-type="float">
            <text:p/>
          </table:table-cell>
          <table:table-cell table:style-name="ce130"/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19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38"/>
          <table:table-cell table:style-name="ce55"/>
          <table:table-cell table:style-name="ce61" table:formula="of:=SUM([.D11:.D13])/COUNT([.D11:.D13])" office:value-type="percentage" office:value="1" calcext:value-type="percentage">
            <text:p>100 %</text:p>
          </table:table-cell>
          <table:table-cell table:style-name="ce67"/>
          <table:table-cell table:style-name="ce74"/>
          <table:table-cell table:style-name="ce22" table:formula="of:=IF([.F15]=&quot;&quot;;&quot;&quot;;[.F15]-[.E15]+1)" office:value-type="float" office:value="8" calcext:value-type="float">
            <text:p>8</text:p>
          </table:table-cell>
          <table:table-cell table:style-name="ce23" table:formula="of:=IF([.G14]=&quot;&quot;;&quot;&quot;;IF(ROUND(([.F15]-[.E15]+1)*[.D15];0)=0;0;ROUND(([.F15]-[.E15]+1)*[.D15];0)))" office:value-type="float" office:value="0" calcext:value-type="float">
            <text:p>0</text:p>
          </table:table-cell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6" table:style-name="ce112" office:value-type="float" office:value="3" calcext:value-type="float">
            <text:p/>
          </table:table-cell>
          <table:table-cell table:style-name="ce130"/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19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40" office:value-type="string" calcext:value-type="string">
            <text:p>Analysis Phase</text:p>
          </table:table-cell>
          <table:table-cell table:style-name="ce11"/>
          <table:table-cell table:style-name="ce13"/>
          <table:table-cell table:style-name="ce20" office:value-type="date" office:date-value="2021-05-03" calcext:value-type="date">
            <text:p>03/05/2021</text:p>
          </table:table-cell>
          <table:table-cell table:style-name="ce20" office:value-type="date" office:date-value="2021-05-10" calcext:value-type="date">
            <text:p>10/05/2021</text:p>
          </table:table-cell>
          <table:table-cell table:style-name="ce22" table:formula="of:=IF([.F16]=&quot;&quot;;&quot;&quot;;[.F16]-[.E16]+1)" office:value-type="float" office:value="1" calcext:value-type="float">
            <text:p>1</text:p>
          </table:table-cell>
          <table:table-cell table:style-name="ce23" table:formula="of:=IF([.G15]=&quot;&quot;;&quot;&quot;;IF(ROUND(([.F16]-[.E16]+1)*[.D16];0)=0;0;ROUND(([.F16]-[.E16]+1)*[.D16];0)))" office:value-type="float" office:value="1" calcext:value-type="float">
            <text:p>1</text:p>
          </table:table-cell>
          <table:table-cell table:number-columns-repeated="6" table:style-name="ce112" office:value-type="float" office:value="5" calcext:value-type="float">
            <text:p/>
          </table:table-cell>
          <table:table-cell table:style-name="ce130" office:value-type="float" office:value="5" calcext:value-type="float">
            <text:p/>
          </table:table-cell>
          <table:table-cell table:style-name="ce112" office:value-type="float" office:value="2" calcext:value-type="float">
            <text:p/>
          </table:table-cell>
          <table:table-cell table:number-columns-repeated="4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19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41" office:value-type="string" calcext:value-type="string">
            <text:p>Requirements functional and no functional</text:p>
          </table:table-cell>
          <table:table-cell table:style-name="ce54" office:value-type="string" calcext:value-type="string">
            <text:p>Sophia</text:p>
          </table:table-cell>
          <table:table-cell table:style-name="ce60" office:value-type="percentage" office:value="1" calcext:value-type="percentage">
            <text:p>100 %</text:p>
          </table:table-cell>
          <table:table-cell table:style-name="ce66" office:value-type="date" office:date-value="2021-05-10" calcext:value-type="date">
            <text:p>10/05/2021</text:p>
          </table:table-cell>
          <table:table-cell table:style-name="ce73" office:value-type="date" office:date-value="2021-05-10" calcext:value-type="date">
            <text:p>10/05/2021</text:p>
          </table:table-cell>
          <table:table-cell table:style-name="ce22" table:formula="of:=IF([.F17]=&quot;&quot;;&quot;&quot;;[.F17]-[.E17]+1)" office:value-type="float" office:value="4" calcext:value-type="float">
            <text:p>4</text:p>
          </table:table-cell>
          <table:table-cell table:style-name="ce23" table:formula="of:=IF([.G16]=&quot;&quot;;&quot;&quot;;IF(ROUND(([.F17]-[.E17]+1)*[.D17];0)=0;0;ROUND(([.F17]-[.E17]+1)*[.D17];0)))" office:value-type="float" office:value="4" calcext:value-type="float">
            <text:p>4</text:p>
          </table:table-cell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 office:value-type="float" office:value="5" calcext:value-type="float">
            <text:p/>
          </table:table-cell>
          <table:table-cell table:style-name="ce112" office:value-type="float" office:value="2" calcext:value-type="float">
            <text:p/>
          </table:table-cell>
          <table:table-cell table:number-columns-repeated="4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19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37" office:value-type="string" calcext:value-type="string">
            <text:p>Technologies to use</text:p>
          </table:table-cell>
          <table:table-cell table:style-name="ce11" office:value-type="string" calcext:value-type="string">
            <text:p>Longjie</text:p>
          </table:table-cell>
          <table:table-cell table:style-name="ce13" office:value-type="percentage" office:value="1" calcext:value-type="percentage">
            <text:p>100 %</text:p>
          </table:table-cell>
          <table:table-cell table:style-name="ce16" office:value-type="date" office:date-value="2021-05-07" calcext:value-type="date">
            <text:p>07/05/2021</text:p>
          </table:table-cell>
          <table:table-cell table:style-name="ce20" office:value-type="date" office:date-value="2021-05-10" calcext:value-type="date">
            <text:p>10/05/2021</text:p>
          </table:table-cell>
          <table:table-cell table:style-name="ce22" table:formula="of:=IF([.F18]=&quot;&quot;;&quot;&quot;;[.F18]-[.E18]+1)" office:value-type="float" office:value="3" calcext:value-type="float">
            <text:p>3</text:p>
          </table:table-cell>
          <table:table-cell table:style-name="ce23" table:formula="of:=IF([.G17]=&quot;&quot;;&quot;&quot;;IF(ROUND(([.F18]-[.E18]+1)*[.D18];0)=0;0;ROUND(([.F18]-[.E18]+1)*[.D18];0)))" office:value-type="float" office:value="3" calcext:value-type="float">
            <text:p>3</text:p>
          </table:table-cell>
          <table:table-cell table:number-columns-repeated="4" table:style-name="ce112" office:value-type="float" office:value="3" calcext:value-type="float">
            <text:p/>
          </table:table-cell>
          <table:table-cell table:number-columns-repeated="2" table:style-name="ce112" office:value-type="float" office:value="5" calcext:value-type="float">
            <text:p/>
          </table:table-cell>
          <table:table-cell table:style-name="ce130" office:value-type="float" office:value="5" calcext:value-type="float">
            <text:p/>
          </table:table-cell>
          <table:table-cell table:style-name="ce112" office:value-type="float" office:value="2" calcext:value-type="float">
            <text:p/>
          </table:table-cell>
          <table:table-cell table:number-columns-repeated="4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19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45" office:value-type="string" calcext:value-type="string">
            <text:p>Use case (and actor) census</text:p>
          </table:table-cell>
          <table:table-cell table:style-name="ce54" office:value-type="string" calcext:value-type="string">
            <text:p>Longjie</text:p>
          </table:table-cell>
          <table:table-cell table:style-name="ce60" office:value-type="percentage" office:value="1" calcext:value-type="percentage">
            <text:p>100 %</text:p>
          </table:table-cell>
          <table:table-cell table:style-name="ce66" office:value-type="date" office:date-value="2021-05-03" calcext:value-type="date">
            <text:p>03/05/2021</text:p>
          </table:table-cell>
          <table:table-cell table:style-name="ce73" office:value-type="date" office:date-value="2021-05-05" calcext:value-type="date">
            <text:p>05/05/2021</text:p>
          </table:table-cell>
          <table:table-cell table:style-name="ce22" table:formula="of:=IF([.F18]=&quot;&quot;;&quot;&quot;;[.F18]-[.E18]+1)" office:value-type="float" office:value="3" calcext:value-type="float">
            <text:p>3</text:p>
          </table:table-cell>
          <table:table-cell table:style-name="ce23" table:formula="of:=IF([.G18]=&quot;&quot;;&quot;&quot;;IF(ROUND(([.F18]-[.E18]+1)*[.D18];0)=0;0;ROUND(([.F18]-[.E18]+1)*[.D18];0)))" office:value-type="float" office:value="3" calcext:value-type="float">
            <text:p>3</text:p>
          </table:table-cell>
          <table:table-cell table:number-columns-repeated="3" table:style-name="ce112" office:value-type="float" office:value="5" calcext:value-type="float">
            <text:p/>
          </table:table-cell>
          <table:table-cell table:number-columns-repeated="2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19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37" office:value-type="string" calcext:value-type="string">
            <text:p>Analysis Class Diagram</text:p>
          </table:table-cell>
          <table:table-cell table:style-name="ce11" office:value-type="string" calcext:value-type="string">
            <text:p>Longjie</text:p>
          </table:table-cell>
          <table:table-cell table:style-name="ce13" office:value-type="percentage" office:value="1" calcext:value-type="percentage">
            <text:p>100 %</text:p>
          </table:table-cell>
          <table:table-cell table:style-name="ce16" office:value-type="date" office:date-value="2021-05-08" calcext:value-type="date">
            <text:p>08/05/2021</text:p>
          </table:table-cell>
          <table:table-cell table:style-name="ce20" office:value-type="date" office:date-value="2021-05-08" calcext:value-type="date">
            <text:p>08/05/2021</text:p>
          </table:table-cell>
          <table:table-cell table:style-name="ce22" table:formula="of:=IF([.F19]=&quot;&quot;;&quot;&quot;;[.F19]-[.E19]+1)" office:value-type="float" office:value="1" calcext:value-type="float">
            <text:p>1</text:p>
          </table:table-cell>
          <table:table-cell table:style-name="ce23" table:formula="of:=IF([.G19]=&quot;&quot;;&quot;&quot;;IF(ROUND(([.F19]-[.E19]+1)*[.D19];0)=0;0;ROUND(([.F19]-[.E19]+1)*[.D19];0)))" office:value-type="float" office:value="1" calcext:value-type="float">
            <text:p>1</text:p>
          </table:table-cell>
          <table:table-cell table:number-columns-repeated="5" table:style-name="ce112" office:value-type="float" office:value="3" calcext:value-type="float">
            <text:p/>
          </table:table-cell>
          <table:table-cell table:style-name="ce112" office:value-type="float" office:value="5" calcext:value-type="float">
            <text:p/>
          </table:table-cell>
          <table:table-cell table:style-name="ce130"/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19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32" office:value-type="string" calcext:value-type="string">
            <text:p>Use Class Diagram</text:p>
          </table:table-cell>
          <table:table-cell table:style-name="ce54" office:value-type="string" calcext:value-type="string">
            <text:p>Longjie, Sophia</text:p>
          </table:table-cell>
          <table:table-cell table:style-name="ce60" office:value-type="percentage" office:value="1" calcext:value-type="percentage">
            <text:p>100 %</text:p>
          </table:table-cell>
          <table:table-cell table:style-name="ce66" office:value-type="date" office:date-value="2021-05-07" calcext:value-type="date">
            <text:p>07/05/2021</text:p>
          </table:table-cell>
          <table:table-cell table:style-name="ce73" office:value-type="date" office:date-value="2021-05-07" calcext:value-type="date">
            <text:p>07/05/2021</text:p>
          </table:table-cell>
          <table:table-cell table:style-name="ce22" table:formula="of:=IF([.F20]=&quot;&quot;;&quot;&quot;;[.F20]-[.E20]+1)" office:value-type="float" office:value="1" calcext:value-type="float">
            <text:p>1</text:p>
          </table:table-cell>
          <table:table-cell table:style-name="ce23" table:formula="of:=IF([.G20]=&quot;&quot;;&quot;&quot;;IF(ROUND(([.F20]-[.E20]+1)*[.D20];0)=0;0;ROUND(([.F20]-[.E20]+1)*[.D20];0)))" office:value-type="float" office:value="1" calcext:value-type="float">
            <text:p>1</text:p>
          </table:table-cell>
          <table:table-cell table:number-columns-repeated="4" table:style-name="ce112" office:value-type="float" office:value="3" calcext:value-type="float">
            <text:p/>
          </table:table-cell>
          <table:table-cell table:style-name="ce112" office:value-type="float" office:value="5" calcext:value-type="float">
            <text:p/>
          </table:table-cell>
          <table:table-cell table:style-name="ce112" office:value-type="float" office:value="0" calcext:value-type="float">
            <text:p/>
          </table:table-cell>
          <table:table-cell table:style-name="ce130"/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19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37" office:value-type="string" calcext:value-type="string">
            <text:p>Use case specification</text:p>
          </table:table-cell>
          <table:table-cell table:style-name="ce11" office:value-type="string" calcext:value-type="string">
            <text:p>Longjie, Sophia</text:p>
          </table:table-cell>
          <table:table-cell table:style-name="ce13" office:value-type="percentage" office:value="1" calcext:value-type="percentage">
            <text:p>100 %</text:p>
          </table:table-cell>
          <table:table-cell table:style-name="ce16" office:value-type="date" office:date-value="2021-05-07" calcext:value-type="date">
            <text:p>07/05/2021</text:p>
          </table:table-cell>
          <table:table-cell table:style-name="ce20" office:value-type="date" office:date-value="2021-05-09" calcext:value-type="date">
            <text:p>09/05/2021</text:p>
          </table:table-cell>
          <table:table-cell table:style-name="ce22" table:formula="of:=IF([.F21]=&quot;&quot;;&quot;&quot;;[.F21]-[.E21]+1)" office:value-type="float" office:value="3" calcext:value-type="float">
            <text:p>3</text:p>
          </table:table-cell>
          <table:table-cell table:style-name="ce23" table:formula="of:=IF([.G21]=&quot;&quot;;&quot;&quot;;IF(ROUND(([.F21]-[.E21]+1)*[.D21];0)=0;0;ROUND(([.F21]-[.E21]+1)*[.D21];0)))" office:value-type="float" office:value="3" calcext:value-type="float">
            <text:p>3</text:p>
          </table:table-cell>
          <table:table-cell table:number-columns-repeated="4" table:style-name="ce112" office:value-type="float" office:value="3" calcext:value-type="float">
            <text:p/>
          </table:table-cell>
          <table:table-cell table:number-columns-repeated="2" table:style-name="ce112" office:value-type="float" office:value="5" calcext:value-type="float">
            <text:p/>
          </table:table-cell>
          <table:table-cell table:style-name="ce130" office:value-type="float" office:value="5" calcext:value-type="float">
            <text:p/>
          </table:table-cell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19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38"/>
          <table:table-cell table:style-name="ce55"/>
          <table:table-cell table:style-name="ce61" table:formula="of:=SUM([.D16:.D21])/COUNT([.D16:.D21])" office:value-type="percentage" office:value="1" calcext:value-type="percentage">
            <text:p>100 %</text:p>
          </table:table-cell>
          <table:table-cell table:style-name="ce67"/>
          <table:table-cell table:style-name="ce74"/>
          <table:table-cell table:style-name="ce22" table:formula="of:=IF([.F22]=&quot;&quot;;&quot;&quot;;[.F22]-[.E22]+1)">
            <text:p/>
          </table:table-cell>
          <table:table-cell table:style-name="ce23" table:formula="of:=IF([.G22]=&quot;&quot;;&quot;&quot;;IF(ROUND(([.F22]-[.E22]+1)*[.D22];0)=0;0;ROUND(([.F22]-[.E22]+1)*[.D22];0)))">
            <text:p/>
          </table:table-cell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19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19" office:value-type="string" calcext:value-type="string">
            <text:p>Product</text:p>
          </table:table-cell>
          <table:table-cell table:style-name="ce11"/>
          <table:table-cell table:style-name="ce13"/>
          <table:table-cell table:style-name="ce16" office:value-type="date" office:date-value="2021-05-13" calcext:value-type="date">
            <text:p>13/05/2021</text:p>
          </table:table-cell>
          <table:table-cell table:style-name="ce20" office:value-type="date" office:date-value="2021-05-15" calcext:value-type="date">
            <text:p>15/05/2021</text:p>
          </table:table-cell>
          <table:table-cell table:style-name="ce22" table:formula="of:=IF([.F31]=&quot;&quot;;&quot;&quot;;[.F31]-[.E31]+1)" office:value-type="float" office:value="6" calcext:value-type="float">
            <text:p>6</text:p>
          </table:table-cell>
          <table:table-cell table:style-name="ce23" table:formula="of:=IF([.G23]=&quot;&quot;;&quot;&quot;;IF(ROUND(([.F31]-[.E31]+1)*[.D31];0)=0;0;ROUND(([.F31]-[.E31]+1)*[.D31];0)))" office:value-type="float" office:value="0" calcext:value-type="float">
            <text:p>0</text:p>
          </table:table-cell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3" table:style-name="ce112" office:value-type="float" office:value="3" calcext:value-type="float">
            <text:p/>
          </table:table-cell>
          <table:table-cell table:number-columns-repeated="3" table:style-name="ce112" office:value-type="float" office:value="5" calcext:value-type="float">
            <text:p/>
          </table:table-cell>
          <table:table-cell table:style-name="ce130"/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19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32" office:value-type="string" calcext:value-type="string">
            <text:p>Product Plan / Marketing Plan</text:p>
          </table:table-cell>
          <table:table-cell table:style-name="ce54" office:value-type="string" calcext:value-type="string">
            <text:p>Sophia</text:p>
          </table:table-cell>
          <table:table-cell table:style-name="ce60" office:value-type="percentage" office:value="1" calcext:value-type="percentage">
            <text:p>100 %</text:p>
          </table:table-cell>
          <table:table-cell table:style-name="ce66" office:value-type="date" office:date-value="2021-05-13" calcext:value-type="date">
            <text:p>13/05/2021</text:p>
          </table:table-cell>
          <table:table-cell table:style-name="ce73" office:value-type="date" office:date-value="2021-05-15" calcext:value-type="date">
            <text:p>15/05/2021</text:p>
          </table:table-cell>
          <table:table-cell table:style-name="ce22" table:formula="of:=IF([.F32]=&quot;&quot;;&quot;&quot;;[.F32]-[.E32]+1)" office:value-type="float" office:value="2" calcext:value-type="float">
            <text:p>2</text:p>
          </table:table-cell>
          <table:table-cell table:style-name="ce23" table:formula="of:=IF([.G24]=&quot;&quot;;&quot;&quot;;IF(ROUND(([.F32]-[.E32]+1)*[.D32];0)=0;0;ROUND(([.F32]-[.E32]+1)*[.D32];0)))" office:value-type="float" office:value="2" calcext:value-type="float">
            <text:p>2</text:p>
          </table:table-cell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3" table:style-name="ce112" office:value-type="float" office:value="3" calcext:value-type="float">
            <text:p/>
          </table:table-cell>
          <table:table-cell table:number-columns-repeated="3" table:style-name="ce112" office:value-type="float" office:value="5" calcext:value-type="float">
            <text:p/>
          </table:table-cell>
          <table:table-cell table:style-name="ce130" office:value-type="float" office:value="4" calcext:value-type="float">
            <text:p/>
          </table:table-cell>
          <table:table-cell table:style-name="ce112" office:value-type="float" office:value="4" calcext:value-type="float">
            <text:p/>
          </table:table-cell>
          <table:table-cell table:number-columns-repeated="4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19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71" office:value-type="string" calcext:value-type="string">
            <text:p>Business model</text:p>
          </table:table-cell>
          <table:table-cell table:style-name="ce11" office:value-type="string" calcext:value-type="string">
            <text:p>Sophia</text:p>
          </table:table-cell>
          <table:table-cell table:style-name="ce13" office:value-type="string" calcext:value-type="string">
            <text:p><text:span text:style-name="T1">100</text:span>%</text:p>
          </table:table-cell>
          <table:table-cell table:style-name="ce16" office:value-type="date" office:date-value="2021-05-13" calcext:value-type="date">
            <text:p>13/05/2021</text:p>
          </table:table-cell>
          <table:table-cell table:style-name="ce20" office:value-type="date" office:date-value="2021-05-15" calcext:value-type="date">
            <text:p>15/05/2021</text:p>
          </table:table-cell>
          <table:table-cell table:style-name="ce22" table:formula="of:=IF([.F33]=&quot;&quot;;&quot;&quot;;[.F33]-[.E33]+1)" office:value-type="float" office:value="5" calcext:value-type="float">
            <text:p>5</text:p>
          </table:table-cell>
          <table:table-cell table:style-name="ce23" table:formula="of:=IF([.G25]=&quot;&quot;;&quot;&quot;;IF(ROUND(([.F33]-[.E33]+1)*[.D33];0)=0;0;ROUND(([.F33]-[.E33]+1)*[.D33];0)))" office:value-type="float" office:value="5" calcext:value-type="float">
            <text:p>5</text:p>
          </table:table-cell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3" table:style-name="ce112" office:value-type="float" office:value="3" calcext:value-type="float">
            <text:p/>
          </table:table-cell>
          <table:table-cell table:number-columns-repeated="3" table:style-name="ce112" office:value-type="float" office:value="5" calcext:value-type="float">
            <text:p/>
          </table:table-cell>
          <table:table-cell table:style-name="ce130" office:value-type="float" office:value="4" calcext:value-type="float">
            <text:p/>
          </table:table-cell>
          <table:table-cell table:style-name="ce112" office:value-type="float" office:value="4" calcext:value-type="float">
            <text:p/>
          </table:table-cell>
          <table:table-cell table:number-columns-repeated="4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19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72" office:value-type="string" calcext:value-type="string">
            <text:p>SWOT</text:p>
          </table:table-cell>
          <table:table-cell table:style-name="ce54" office:value-type="string" calcext:value-type="string">
            <text:p>Sophia</text:p>
          </table:table-cell>
          <table:table-cell table:style-name="ce60" office:value-type="percentage" office:value="1" calcext:value-type="percentage">
            <text:p>100 %</text:p>
          </table:table-cell>
          <table:table-cell table:style-name="ce66" office:value-type="date" office:date-value="2021-05-13" calcext:value-type="date">
            <text:p>13/05/2021</text:p>
          </table:table-cell>
          <table:table-cell table:style-name="ce73" office:value-type="date" office:date-value="2021-05-15" calcext:value-type="date">
            <text:p>15/05/2021</text:p>
          </table:table-cell>
          <table:table-cell table:style-name="ce22" table:formula="of:=IF([.F34]=&quot;&quot;;&quot;&quot;;[.F34]-[.E34]+1)" office:value-type="float" office:value="2" calcext:value-type="float">
            <text:p>2</text:p>
          </table:table-cell>
          <table:table-cell table:style-name="ce23" table:formula="of:=IF([.G26]=&quot;&quot;;&quot;&quot;;IF(ROUND(([.F34]-[.E34]+1)*[.D34];0)=0;0;ROUND(([.F34]-[.E34]+1)*[.D34];0)))" office:value-type="float" office:value="2" calcext:value-type="float">
            <text:p>2</text:p>
          </table:table-cell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3" table:style-name="ce112" office:value-type="float" office:value="3" calcext:value-type="float">
            <text:p/>
          </table:table-cell>
          <table:table-cell table:number-columns-repeated="3" table:style-name="ce112" office:value-type="float" office:value="5" calcext:value-type="float">
            <text:p/>
          </table:table-cell>
          <table:table-cell table:style-name="ce130" office:value-type="float" office:value="4" calcext:value-type="float">
            <text:p/>
          </table:table-cell>
          <table:table-cell table:style-name="ce112" office:value-type="float" office:value="4" calcext:value-type="float">
            <text:p/>
          </table:table-cell>
          <table:table-cell table:number-columns-repeated="4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19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71" office:value-type="string" calcext:value-type="string">
            <text:p>Market study</text:p>
          </table:table-cell>
          <table:table-cell table:style-name="ce11" office:value-type="string" calcext:value-type="string">
            <text:p>Sophia</text:p>
          </table:table-cell>
          <table:table-cell table:style-name="ce13" office:value-type="string" calcext:value-type="string">
            <text:p><text:span text:style-name="T1">100</text:span>%</text:p>
          </table:table-cell>
          <table:table-cell table:style-name="ce16" office:value-type="date" office:date-value="2021-05-13" calcext:value-type="date">
            <text:p>13/05/2021</text:p>
          </table:table-cell>
          <table:table-cell table:style-name="ce20" office:value-type="date" office:date-value="2021-05-15" calcext:value-type="date">
            <text:p>15/05/2021</text:p>
          </table:table-cell>
          <table:table-cell table:style-name="ce22" table:formula="of:=IF([.F36]=&quot;&quot;;&quot;&quot;;[.F36]-[.E36]+1)" office:value-type="float" office:value="17" calcext:value-type="float">
            <text:p>17</text:p>
          </table:table-cell>
          <table:table-cell table:style-name="ce23" table:formula="of:=IF([.G27]=&quot;&quot;;&quot;&quot;;IF(ROUND(([.F36]-[.E36]+1)*[.D36];0)=0;0;ROUND(([.F36]-[.E36]+1)*[.D36];0)))" office:value-type="float" office:value="0" calcext:value-type="float">
            <text:p>0</text:p>
          </table:table-cell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3" table:style-name="ce112" office:value-type="float" office:value="3" calcext:value-type="float">
            <text:p/>
          </table:table-cell>
          <table:table-cell table:number-columns-repeated="3" table:style-name="ce112" office:value-type="float" office:value="5" calcext:value-type="float">
            <text:p/>
          </table:table-cell>
          <table:table-cell table:style-name="ce130" office:value-type="float" office:value="4" calcext:value-type="float">
            <text:p/>
          </table:table-cell>
          <table:table-cell table:style-name="ce112" office:value-type="float" office:value="4" calcext:value-type="float">
            <text:p/>
          </table:table-cell>
          <table:table-cell table:number-columns-repeated="4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19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72" office:value-type="string" calcext:value-type="string">
            <text:p>Revenue / Cost analysis</text:p>
          </table:table-cell>
          <table:table-cell table:style-name="ce54" office:value-type="string" calcext:value-type="string">
            <text:p>Sophia</text:p>
          </table:table-cell>
          <table:table-cell table:style-name="ce60" office:value-type="percentage" office:value="1" calcext:value-type="percentage">
            <text:p>100 %</text:p>
          </table:table-cell>
          <table:table-cell table:style-name="ce66" office:value-type="date" office:date-value="2021-05-13" calcext:value-type="date">
            <text:p>13/05/2021</text:p>
          </table:table-cell>
          <table:table-cell table:style-name="ce73" office:value-type="date" office:date-value="2021-05-15" calcext:value-type="date">
            <text:p>15/05/2021</text:p>
          </table:table-cell>
          <table:table-cell table:style-name="ce22" table:formula="of:=IF([.F37]=&quot;&quot;;&quot;&quot;;[.F37]-[.E37]+1)" office:value-type="float" office:value="17" calcext:value-type="float">
            <text:p>17</text:p>
          </table:table-cell>
          <table:table-cell table:style-name="ce23" table:formula="of:=IF([.G28]=&quot;&quot;;&quot;&quot;;IF(ROUND(([.F37]-[.E37]+1)*[.D37];0)=0;0;ROUND(([.F37]-[.E37]+1)*[.D37];0)))" office:value-type="float" office:value="17" calcext:value-type="float">
            <text:p>17</text:p>
          </table:table-cell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3" table:style-name="ce112" office:value-type="float" office:value="3" calcext:value-type="float">
            <text:p/>
          </table:table-cell>
          <table:table-cell table:number-columns-repeated="3" table:style-name="ce112" office:value-type="float" office:value="5" calcext:value-type="float">
            <text:p/>
          </table:table-cell>
          <table:table-cell table:style-name="ce130" office:value-type="float" office:value="4" calcext:value-type="float">
            <text:p/>
          </table:table-cell>
          <table:table-cell table:style-name="ce112" office:value-type="float" office:value="4" calcext:value-type="float">
            <text:p/>
          </table:table-cell>
          <table:table-cell table:number-columns-repeated="4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19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71" office:value-type="string" calcext:value-type="string">
            <text:p>Break-even calculation</text:p>
          </table:table-cell>
          <table:table-cell table:style-name="ce11" office:value-type="string" calcext:value-type="string">
            <text:p>Sophia</text:p>
          </table:table-cell>
          <table:table-cell table:style-name="ce13" office:value-type="string" calcext:value-type="string">
            <text:p><text:span text:style-name="T1">100</text:span>%</text:p>
          </table:table-cell>
          <table:table-cell table:style-name="ce16" office:value-type="date" office:date-value="2021-05-13" calcext:value-type="date">
            <text:p>13/05/2021</text:p>
          </table:table-cell>
          <table:table-cell table:style-name="ce20" office:value-type="date" office:date-value="2021-05-15" calcext:value-type="date">
            <text:p>15/05/2021</text:p>
          </table:table-cell>
          <table:table-cell table:style-name="ce22" table:formula="of:=IF([.F38]=&quot;&quot;;&quot;&quot;;[.F38]-[.E38]+1)" office:value-type="float" office:value="17" calcext:value-type="float">
            <text:p>17</text:p>
          </table:table-cell>
          <table:table-cell table:style-name="ce23" table:formula="of:=IF([.G29]=&quot;&quot;;&quot;&quot;;IF(ROUND(([.F38]-[.E38]+1)*[.D38];0)=0;0;ROUND(([.F38]-[.E38]+1)*[.D38];0)))" office:value-type="float" office:value="17" calcext:value-type="float">
            <text:p>17</text:p>
          </table:table-cell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3" table:style-name="ce112" office:value-type="float" office:value="3" calcext:value-type="float">
            <text:p/>
          </table:table-cell>
          <table:table-cell table:number-columns-repeated="3" table:style-name="ce112" office:value-type="float" office:value="5" calcext:value-type="float">
            <text:p/>
          </table:table-cell>
          <table:table-cell table:style-name="ce130" office:value-type="float" office:value="4" calcext:value-type="float">
            <text:p/>
          </table:table-cell>
          <table:table-cell table:style-name="ce112" office:value-type="float" office:value="4" calcext:value-type="float">
            <text:p/>
          </table:table-cell>
          <table:table-cell table:number-columns-repeated="4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19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38"/>
          <table:table-cell table:style-name="ce55"/>
          <table:table-cell table:style-name="ce61" table:formula="of:=SUM([.D24:.D29])/COUNT([.D24:.D29])" office:value-type="percentage" office:value="1" calcext:value-type="percentage">
            <text:p>100 %</text:p>
          </table:table-cell>
          <table:table-cell table:style-name="ce67"/>
          <table:table-cell table:style-name="ce74"/>
          <table:table-cell table:style-name="ce22" table:formula="of:=IF([.F39]=&quot;&quot;;&quot;&quot;;[.F39]-[.E39]+1)" office:value-type="float" office:value="17" calcext:value-type="float">
            <text:p>17</text:p>
          </table:table-cell>
          <table:table-cell table:style-name="ce23" table:formula="of:=IF([.G30]=&quot;&quot;;&quot;&quot;;IF(ROUND(([.F39]-[.E39]+1)*[.D39];0)=0;0;ROUND(([.F39]-[.E39]+1)*[.D39];0)))" office:value-type="float" office:value="17" calcext:value-type="float">
            <text:p>17</text:p>
          </table:table-cell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19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40" office:value-type="string" calcext:value-type="string">
            <text:p>Design</text:p>
          </table:table-cell>
          <table:table-cell table:style-name="ce11"/>
          <table:table-cell table:style-name="ce13"/>
          <table:table-cell table:style-name="ce16" office:value-type="date" office:date-value="2021-05-07" calcext:value-type="date">
            <text:p>07/05/2021</text:p>
          </table:table-cell>
          <table:table-cell table:style-name="ce20" office:value-type="date" office:date-value="2021-05-12" calcext:value-type="date">
            <text:p>12/05/2021</text:p>
          </table:table-cell>
          <table:table-cell table:style-name="ce22" table:formula="of:=IF([.F40]=&quot;&quot;;&quot;&quot;;[.F40]-[.E40]+1)" office:value-type="float" office:value="11" calcext:value-type="float">
            <text:p>11</text:p>
          </table:table-cell>
          <table:table-cell table:style-name="ce23" table:formula="of:=IF([.G31]=&quot;&quot;;&quot;&quot;;IF(ROUND(([.F40]-[.E40]+1)*[.D40];0)=0;0;ROUND(([.F40]-[.E40]+1)*[.D40];0)))" office:value-type="float" office:value="11" calcext:value-type="float">
            <text:p>11</text:p>
          </table:table-cell>
          <table:table-cell table:number-columns-repeated="4" table:style-name="ce112" office:value-type="float" office:value="3" calcext:value-type="float">
            <text:p/>
          </table:table-cell>
          <table:table-cell table:number-columns-repeated="2" table:style-name="ce112" office:value-type="float" office:value="5" calcext:value-type="float">
            <text:p/>
          </table:table-cell>
          <table:table-cell table:style-name="ce130" office:value-type="float" office:value="5" calcext:value-type="float">
            <text:p/>
          </table:table-cell>
          <table:table-cell table:number-columns-repeated="3" table:style-name="ce112" office:value-type="float" office:value="5" calcext:value-type="float">
            <text:p/>
          </table:table-cell>
          <table:table-cell table:number-columns-repeated="2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19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32" office:value-type="string" calcext:value-type="string">
            <text:p>Database + Database creation</text:p>
          </table:table-cell>
          <table:table-cell table:style-name="ce54" office:value-type="string" calcext:value-type="string">
            <text:p>Sophia, Longjie</text:p>
          </table:table-cell>
          <table:table-cell table:style-name="ce60" office:value-type="percentage" office:value="1" calcext:value-type="percentage">
            <text:p>100 %</text:p>
          </table:table-cell>
          <table:table-cell table:style-name="ce66" office:value-type="date" office:date-value="2021-05-11" calcext:value-type="date">
            <text:p>11/05/2021</text:p>
          </table:table-cell>
          <table:table-cell table:style-name="ce73" office:value-type="date" office:date-value="2021-05-12" calcext:value-type="date">
            <text:p>12/05/2021</text:p>
          </table:table-cell>
          <table:table-cell table:style-name="ce22" table:formula="of:=IF([.F41]=&quot;&quot;;&quot;&quot;;[.F41]-[.E41]+1)" office:value-type="float" office:value="11" calcext:value-type="float">
            <text:p>11</text:p>
          </table:table-cell>
          <table:table-cell table:style-name="ce23" table:formula="of:=IF([.G32]=&quot;&quot;;&quot;&quot;;IF(ROUND(([.F41]-[.E41]+1)*[.D41];0)=0;0;ROUND(([.F41]-[.E41]+1)*[.D41];0)))" office:value-type="float" office:value="11" calcext:value-type="float">
            <text:p>11</text:p>
          </table:table-cell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style-name="ce112" office:value-type="float" office:value="3" calcext:value-type="float">
            <text:p/>
          </table:table-cell>
          <table:table-cell table:number-columns-repeated="2" table:style-name="ce112" office:value-type="float" office:value="5" calcext:value-type="float">
            <text:p/>
          </table:table-cell>
          <table:table-cell table:number-columns-repeated="2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19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37" office:value-type="string" calcext:value-type="string">
            <text:p>Mock Up</text:p>
          </table:table-cell>
          <table:table-cell table:style-name="ce11" office:value-type="string" calcext:value-type="string">
            <text:p>Sophia, Longjie</text:p>
          </table:table-cell>
          <table:table-cell table:style-name="ce13" office:value-type="percentage" office:value="1" calcext:value-type="percentage">
            <text:p>100 %</text:p>
          </table:table-cell>
          <table:table-cell table:style-name="ce16" office:value-type="date" office:date-value="2021-05-07" calcext:value-type="date">
            <text:p>07/05/2021</text:p>
          </table:table-cell>
          <table:table-cell table:style-name="ce20" office:value-type="date" office:date-value="2021-05-11" calcext:value-type="date">
            <text:p>11/05/2021</text:p>
          </table:table-cell>
          <table:table-cell table:style-name="ce22" table:formula="of:=IF([.F42]=&quot;&quot;;&quot;&quot;;[.F42]-[.E42]+1)" office:value-type="float" office:value="10" calcext:value-type="float">
            <text:p>10</text:p>
          </table:table-cell>
          <table:table-cell table:style-name="ce23" table:formula="of:=IF([.G33]=&quot;&quot;;&quot;&quot;;IF(ROUND(([.F42]-[.E42]+1)*[.D42];0)=0;0;ROUND(([.F42]-[.E42]+1)*[.D42];0)))" office:value-type="float" office:value="10" calcext:value-type="float">
            <text:p>10</text:p>
          </table:table-cell>
          <table:table-cell table:number-columns-repeated="4" table:style-name="ce112" office:value-type="float" office:value="3" calcext:value-type="float">
            <text:p/>
          </table:table-cell>
          <table:table-cell table:number-columns-repeated="2" table:style-name="ce112" office:value-type="float" office:value="5" calcext:value-type="float">
            <text:p/>
          </table:table-cell>
          <table:table-cell table:style-name="ce130" office:value-type="float" office:value="5" calcext:value-type="float">
            <text:p/>
          </table:table-cell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19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32" office:value-type="string" calcext:value-type="string">
            <text:p>Style Guide</text:p>
          </table:table-cell>
          <table:table-cell table:style-name="ce54" office:value-type="string" calcext:value-type="string">
            <text:p>Longjie, Sophia</text:p>
          </table:table-cell>
          <table:table-cell table:style-name="ce60" office:value-type="percentage" office:value="1" calcext:value-type="percentage">
            <text:p>100 %</text:p>
          </table:table-cell>
          <table:table-cell table:style-name="ce66" office:value-type="date" office:date-value="2021-05-10" calcext:value-type="date">
            <text:p>10/05/2021</text:p>
          </table:table-cell>
          <table:table-cell table:style-name="ce73" office:value-type="date" office:date-value="2021-05-11" calcext:value-type="date">
            <text:p>11/05/2021</text:p>
          </table:table-cell>
          <table:table-cell table:style-name="ce22" table:formula="of:=IF([.F43]=&quot;&quot;;&quot;&quot;;[.F43]-[.E43]+1)" office:value-type="float" office:value="13" calcext:value-type="float">
            <text:p>13</text:p>
          </table:table-cell>
          <table:table-cell table:style-name="ce23" table:formula="of:=IF([.G34]=&quot;&quot;;&quot;&quot;;IF(ROUND(([.F43]-[.E43]+1)*[.D43];0)=0;0;ROUND(([.F43]-[.E43]+1)*[.D43];0)))" office:value-type="float" office:value="13" calcext:value-type="float">
            <text:p>13</text:p>
          </table:table-cell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style-name="ce112" office:value-type="float" office:value="3" calcext:value-type="float">
            <text:p/>
          </table:table-cell>
          <table:table-cell table:number-columns-repeated="2" table:style-name="ce112" office:value-type="float" office:value="5" calcext:value-type="float">
            <text:p/>
          </table:table-cell>
          <table:table-cell table:number-columns-repeated="2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19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38"/>
          <table:table-cell table:style-name="ce55"/>
          <table:table-cell table:style-name="ce61" table:formula="of:=SUM([.D31:.D34])/COUNT([.D31:.D34])" office:value-type="percentage" office:value="1" calcext:value-type="percentage">
            <text:p>100 %</text:p>
          </table:table-cell>
          <table:table-cell table:style-name="ce67"/>
          <table:table-cell table:style-name="ce74"/>
          <table:table-cell table:style-name="ce22" table:formula="of:=IF([.F44]=&quot;&quot;;&quot;&quot;;[.F44]-[.E44]+1)" office:value-type="float" office:value="7" calcext:value-type="float">
            <text:p>7</text:p>
          </table:table-cell>
          <table:table-cell table:style-name="ce23" table:formula="of:=IF([.G35]=&quot;&quot;;&quot;&quot;;IF(ROUND(([.F44]-[.E44]+1)*[.D44];0)=0;0;ROUND(([.F44]-[.E44]+1)*[.D44];0)))" office:value-type="float" office:value="7" calcext:value-type="float">
            <text:p>7</text:p>
          </table:table-cell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19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19" office:value-type="string" calcext:value-type="string">
            <text:p>Coding</text:p>
          </table:table-cell>
          <table:table-cell table:style-name="ce11"/>
          <table:table-cell table:style-name="ce13"/>
          <table:table-cell table:style-name="ce16" office:value-type="date" office:date-value="2021-05-15" calcext:value-type="date">
            <text:p>15/05/2021</text:p>
          </table:table-cell>
          <table:table-cell table:style-name="ce20" office:value-type="date" office:date-value="2021-05-31" calcext:value-type="date">
            <text:p>31/05/2021</text:p>
          </table:table-cell>
          <table:table-cell table:style-name="ce22" table:formula="of:=IF([.F45]=&quot;&quot;;&quot;&quot;;[.F45]-[.E45]+1)" office:value-type="float" office:value="7" calcext:value-type="float">
            <text:p>7</text:p>
          </table:table-cell>
          <table:table-cell table:style-name="ce23" table:formula="of:=IF([.G36]=&quot;&quot;;&quot;&quot;;IF(ROUND(([.F45]-[.E45]+1)*[.D45];0)=0;0;ROUND(([.F45]-[.E45]+1)*[.D45];0)))" office:value-type="float" office:value="7" calcext:value-type="float">
            <text:p>7</text:p>
          </table:table-cell>
          <table:table-cell table:number-columns-repeated="5" table:style-name="ce112" office:value-type="float" office:value="3" calcext:value-type="float">
            <text:p/>
          </table:table-cell>
          <table:table-cell table:style-name="ce112"/>
          <table:table-cell table:style-name="ce130"/>
          <table:table-cell table:number-columns-repeated="5" table:style-name="ce112" office:value-type="float" office:value="3" calcext:value-type="float">
            <text:p/>
          </table:table-cell>
          <table:table-cell table:style-name="ce112" office:value-type="float" office:value="5" calcext:value-type="float">
            <text:p/>
          </table:table-cell>
          <table:table-cell table:style-name="ce130" office:value-type="float" office:value="5" calcext:value-type="float">
            <text:p/>
          </table:table-cell>
          <table:table-cell table:number-columns-repeated="6" table:style-name="ce112" office:value-type="float" office:value="5" calcext:value-type="float">
            <text:p/>
          </table:table-cell>
          <table:table-cell table:style-name="ce130" office:value-type="float" office:value="5" calcext:value-type="float">
            <text:p/>
          </table:table-cell>
          <table:table-cell table:number-columns-repeated="8" table:style-name="ce112" office:value-type="float" office:value="5" calcext:value-type="float">
            <text:p/>
          </table:table-cell>
          <table:table-cell table:style-name="ce112" office:value-type="float" office:value="4" calcext:value-type="float">
            <text:p/>
          </table:table-cell>
          <table:table-cell table:number-columns-repeated="10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32" office:value-type="string" calcext:value-type="string">
            <text:p>HTML</text:p>
          </table:table-cell>
          <table:table-cell table:style-name="ce54" office:value-type="string" calcext:value-type="string">
            <text:p>Longjie, Sophia</text:p>
          </table:table-cell>
          <table:table-cell table:style-name="ce60" office:value-type="percentage" office:value="1" calcext:value-type="percentage">
            <text:p>100 %</text:p>
          </table:table-cell>
          <table:table-cell table:style-name="ce66" office:value-type="date" office:date-value="2021-05-15" calcext:value-type="date">
            <text:p>15/05/2021</text:p>
          </table:table-cell>
          <table:table-cell table:style-name="ce73" office:value-type="date" office:date-value="2021-05-31" calcext:value-type="date">
            <text:p>31/05/2021</text:p>
          </table:table-cell>
          <table:table-cell table:style-name="ce22" table:formula="of:=IF([.F46]=&quot;&quot;;&quot;&quot;;[.F46]-[.E46]+1)" office:value-type="float" office:value="6" calcext:value-type="float">
            <text:p>6</text:p>
          </table:table-cell>
          <table:table-cell table:style-name="ce23" table:formula="of:=IF([.G37]=&quot;&quot;;&quot;&quot;;IF(ROUND(([.F46]-[.E46]+1)*[.D46];0)=0;0;ROUND(([.F46]-[.E46]+1)*[.D46];0)))" office:value-type="float" office:value="6" calcext:value-type="float">
            <text:p>6</text:p>
          </table:table-cell>
          <table:table-cell table:number-columns-repeated="12" table:style-name="ce112" office:value-type="float" office:value="3" calcext:value-type="float">
            <text:p/>
          </table:table-cell>
          <table:table-cell table:number-columns-repeated="8" table:style-name="ce112" office:value-type="float" office:value="5" calcext:value-type="float">
            <text:p/>
          </table:table-cell>
          <table:table-cell table:style-name="ce130" office:value-type="float" office:value="5" calcext:value-type="float">
            <text:p/>
          </table:table-cell>
          <table:table-cell table:number-columns-repeated="8" table:style-name="ce112" office:value-type="float" office:value="5" calcext:value-type="float">
            <text:p/>
          </table:table-cell>
          <table:table-cell table:style-name="ce112" office:value-type="float" office:value="4" calcext:value-type="float">
            <text:p/>
          </table:table-cell>
          <table:table-cell table:number-columns-repeated="10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37" office:value-type="string" calcext:value-type="string">
            <text:p>CSS + <text:s/>Bootstrap</text:p>
          </table:table-cell>
          <table:table-cell table:style-name="ce11" office:value-type="string" calcext:value-type="string">
            <text:p>Sophia</text:p>
          </table:table-cell>
          <table:table-cell table:style-name="ce13" office:value-type="percentage" office:value="1" calcext:value-type="percentage">
            <text:p>100 %</text:p>
          </table:table-cell>
          <table:table-cell table:style-name="ce16" office:value-type="date" office:date-value="2021-05-15" calcext:value-type="date">
            <text:p>15/05/2021</text:p>
          </table:table-cell>
          <table:table-cell table:style-name="ce20" office:value-type="date" office:date-value="2021-05-31" calcext:value-type="date">
            <text:p>31/05/2021</text:p>
          </table:table-cell>
          <table:table-cell table:style-name="ce22" table:formula="of:=IF([.F47]=&quot;&quot;;&quot;&quot;;[.F47]-[.E47]+1)" office:value-type="float" office:value="5" calcext:value-type="float">
            <text:p>5</text:p>
          </table:table-cell>
          <table:table-cell table:style-name="ce23" table:formula="of:=IF([.G38]=&quot;&quot;;&quot;&quot;;IF(ROUND(([.F47]-[.E47]+1)*[.D47];0)=0;0;ROUND(([.F47]-[.E47]+1)*[.D47];0)))" office:value-type="float" office:value="5" calcext:value-type="float">
            <text:p>5</text:p>
          </table:table-cell>
          <table:table-cell table:number-columns-repeated="12" table:style-name="ce112" office:value-type="float" office:value="3" calcext:value-type="float">
            <text:p/>
          </table:table-cell>
          <table:table-cell table:number-columns-repeated="8" table:style-name="ce112" office:value-type="float" office:value="5" calcext:value-type="float">
            <text:p/>
          </table:table-cell>
          <table:table-cell table:style-name="ce130" office:value-type="float" office:value="5" calcext:value-type="float">
            <text:p/>
          </table:table-cell>
          <table:table-cell table:number-columns-repeated="8" table:style-name="ce112" office:value-type="float" office:value="5" calcext:value-type="float">
            <text:p/>
          </table:table-cell>
          <table:table-cell table:style-name="ce112" office:value-type="float" office:value="4" calcext:value-type="float">
            <text:p/>
          </table:table-cell>
          <table:table-cell table:number-columns-repeated="10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32" office:value-type="string" calcext:value-type="string">
            <text:p>Functions</text:p>
          </table:table-cell>
          <table:table-cell table:style-name="ce54" office:value-type="string" calcext:value-type="string">
            <text:p>Longjie, Sophia</text:p>
          </table:table-cell>
          <table:table-cell table:style-name="ce60" table:formula="of:=SUM([.D40:.D48])/COUNT([.D40:.D48])" office:value-type="percentage" office:value="1" calcext:value-type="percentage">
            <text:p>100 %</text:p>
          </table:table-cell>
          <table:table-cell table:style-name="ce66" office:value-type="date" office:date-value="2021-05-15" calcext:value-type="date">
            <text:p>15/05/2021</text:p>
          </table:table-cell>
          <table:table-cell table:style-name="ce73" office:value-type="date" office:date-value="2021-05-31" calcext:value-type="date">
            <text:p>31/05/2021</text:p>
          </table:table-cell>
          <table:table-cell table:style-name="ce22" table:formula="of:=IF([.F48]=&quot;&quot;;&quot;&quot;;[.F48]-[.E48]+1)" office:value-type="float" office:value="5" calcext:value-type="float">
            <text:p>5</text:p>
          </table:table-cell>
          <table:table-cell table:style-name="ce23" table:formula="of:=IF([.G39]=&quot;&quot;;&quot;&quot;;IF(ROUND(([.F48]-[.E48]+1)*[.D48];0)=0;0;ROUND(([.F48]-[.E48]+1)*[.D48];0)))" office:value-type="float" office:value="5" calcext:value-type="float">
            <text:p>5</text:p>
          </table:table-cell>
          <table:table-cell table:number-columns-repeated="12" table:style-name="ce112" office:value-type="float" office:value="3" calcext:value-type="float">
            <text:p/>
          </table:table-cell>
          <table:table-cell table:number-columns-repeated="8" table:style-name="ce112" office:value-type="float" office:value="5" calcext:value-type="float">
            <text:p/>
          </table:table-cell>
          <table:table-cell table:style-name="ce130" office:value-type="float" office:value="5" calcext:value-type="float">
            <text:p/>
          </table:table-cell>
          <table:table-cell table:number-columns-repeated="8" table:style-name="ce112" office:value-type="float" office:value="5" calcext:value-type="float">
            <text:p/>
          </table:table-cell>
          <table:table-cell table:style-name="ce112" office:value-type="float" office:value="4" calcext:value-type="float">
            <text:p/>
          </table:table-cell>
          <table:table-cell table:number-columns-repeated="10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51" office:value-type="string" calcext:value-type="string">
            <text:p>Main Page</text:p>
          </table:table-cell>
          <table:table-cell table:style-name="ce11" office:value-type="string" calcext:value-type="string">
            <text:p>Longjie, Sophia</text:p>
          </table:table-cell>
          <table:table-cell table:style-name="ce13" office:value-type="percentage" office:value="1" calcext:value-type="percentage">
            <text:p>100 %</text:p>
          </table:table-cell>
          <table:table-cell table:style-name="ce16" office:value-type="date" office:date-value="2021-05-15" calcext:value-type="date">
            <text:p>15/05/2021</text:p>
          </table:table-cell>
          <table:table-cell table:style-name="ce20" office:value-type="date" office:date-value="2021-05-25" calcext:value-type="date">
            <text:p>25/05/2021</text:p>
          </table:table-cell>
          <table:table-cell table:style-name="ce22" table:formula="of:=IF([.F49]=&quot;&quot;;&quot;&quot;;[.F49]-[.E49]+1)" office:value-type="float" office:value="2" calcext:value-type="float">
            <text:p>2</text:p>
          </table:table-cell>
          <table:table-cell table:style-name="ce23" table:formula="of:=IF([.G40]=&quot;&quot;;&quot;&quot;;IF(ROUND(([.F49]-[.E49]+1)*[.D49];0)=0;0;ROUND(([.F49]-[.E49]+1)*[.D49];0)))" office:value-type="float" office:value="2" calcext:value-type="float">
            <text:p>2</text:p>
          </table:table-cell>
          <table:table-cell table:number-columns-repeated="12" table:style-name="ce112" office:value-type="float" office:value="3" calcext:value-type="float">
            <text:p/>
          </table:table-cell>
          <table:table-cell table:number-columns-repeated="8" table:style-name="ce112" office:value-type="float" office:value="5" calcext:value-type="float">
            <text:p/>
          </table:table-cell>
          <table:table-cell table:style-name="ce130" office:value-type="float" office:value="5" calcext:value-type="float">
            <text:p/>
          </table:table-cell>
          <table:table-cell table:number-columns-repeated="2" table:style-name="ce112" office:value-type="float" office:value="5" calcext:value-type="float">
            <text:p/>
          </table:table-cell>
          <table:table-cell table:number-columns-repeated="7" table:style-name="ce112" office:value-type="float" office:value="4" calcext:value-type="float">
            <text:p/>
          </table:table-cell>
          <table:table-cell table:number-columns-repeated="10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52" office:value-type="string" calcext:value-type="string">
            <text:p>Menu</text:p>
          </table:table-cell>
          <table:table-cell table:style-name="ce54" office:value-type="string" calcext:value-type="string">
            <text:p>Sophia</text:p>
          </table:table-cell>
          <table:table-cell table:style-name="ce60" office:value-type="percentage" office:value="1" calcext:value-type="percentage">
            <text:p>100 %</text:p>
          </table:table-cell>
          <table:table-cell table:style-name="ce66" office:value-type="date" office:date-value="2021-05-15" calcext:value-type="date">
            <text:p>15/05/2021</text:p>
          </table:table-cell>
          <table:table-cell table:style-name="ce73" office:value-type="date" office:date-value="2021-05-25" calcext:value-type="date">
            <text:p>25/05/2021</text:p>
          </table:table-cell>
          <table:table-cell table:style-name="ce22" table:formula="of:=IF([.F50]=&quot;&quot;;&quot;&quot;;[.F50]-[.E50]+1)" office:value-type="float" office:value="2" calcext:value-type="float">
            <text:p>2</text:p>
          </table:table-cell>
          <table:table-cell table:style-name="ce23" table:formula="of:=IF([.G41]=&quot;&quot;;&quot;&quot;;IF(ROUND(([.F50]-[.E50]+1)*[.D50];0)=0;0;ROUND(([.F50]-[.E50]+1)*[.D50];0)))" office:value-type="float" office:value="2" calcext:value-type="float">
            <text:p>2</text:p>
          </table:table-cell>
          <table:table-cell table:number-columns-repeated="12" table:style-name="ce112" office:value-type="float" office:value="3" calcext:value-type="float">
            <text:p/>
          </table:table-cell>
          <table:table-cell table:number-columns-repeated="5" table:style-name="ce112" office:value-type="float" office:value="5" calcext:value-type="float">
            <text:p/>
          </table:table-cell>
          <table:table-cell table:number-columns-repeated="3" table:style-name="ce112" office:value-type="float" office:value="2" calcext:value-type="float">
            <text:p/>
          </table:table-cell>
          <table:table-cell table:style-name="ce130" office:value-type="float" office:value="2" calcext:value-type="float">
            <text:p/>
          </table:table-cell>
          <table:table-cell table:number-columns-repeated="2" table:style-name="ce112" office:value-type="float" office:value="2" calcext:value-type="float">
            <text:p/>
          </table:table-cell>
          <table:table-cell table:number-columns-repeated="17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53" office:value-type="string" calcext:value-type="string">
            <text:p>To Do List</text:p>
          </table:table-cell>
          <table:table-cell table:style-name="ce11" office:value-type="string" calcext:value-type="string">
            <text:p>Longjie, Sophia</text:p>
          </table:table-cell>
          <table:table-cell table:style-name="ce13" office:value-type="percentage" office:value="1" calcext:value-type="percentage">
            <text:p>100 %</text:p>
          </table:table-cell>
          <table:table-cell table:style-name="ce16" office:value-type="date" office:date-value="2021-05-17" calcext:value-type="date">
            <text:p>17/05/2021</text:p>
          </table:table-cell>
          <table:table-cell table:style-name="ce20" office:value-type="date" office:date-value="2021-05-26" calcext:value-type="date">
            <text:p>26/05/2021</text:p>
          </table:table-cell>
          <table:table-cell table:style-name="ce22" table:formula="of:=IF([.F52]=&quot;&quot;;&quot;&quot;;[.F52]-[.E52]+1)" office:value-type="float" office:value="4" calcext:value-type="float">
            <text:p>4</text:p>
          </table:table-cell>
          <table:table-cell table:style-name="ce23" table:formula="of:=IF([.G42]=&quot;&quot;;&quot;&quot;;IF(ROUND(([.F52]-[.E52]+1)*[.D52];0)=0;0;ROUND(([.F52]-[.E52]+1)*[.D52];0)))" office:value-type="float" office:value="0" calcext:value-type="float">
            <text:p>0</text:p>
          </table:table-cell>
          <table:table-cell table:number-columns-repeated="14" table:style-name="ce112" office:value-type="float" office:value="3" calcext:value-type="float">
            <text:p/>
          </table:table-cell>
          <table:table-cell table:number-columns-repeated="6" table:style-name="ce112" office:value-type="float" office:value="5" calcext:value-type="float">
            <text:p/>
          </table:table-cell>
          <table:table-cell table:style-name="ce130" office:value-type="float" office:value="5" calcext:value-type="float">
            <text:p/>
          </table:table-cell>
          <table:table-cell table:number-columns-repeated="3" table:style-name="ce112" office:value-type="float" office:value="5" calcext:value-type="float">
            <text:p/>
          </table:table-cell>
          <table:table-cell table:number-columns-repeated="16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52" office:value-type="string" calcext:value-type="string">
            <text:p>Contacts</text:p>
          </table:table-cell>
          <table:table-cell table:style-name="ce54" office:value-type="string" calcext:value-type="string">
            <text:p>Longjie, Sophia</text:p>
          </table:table-cell>
          <table:table-cell table:style-name="ce60" office:value-type="percentage" office:value="1" calcext:value-type="percentage">
            <text:p>100 %</text:p>
          </table:table-cell>
          <table:table-cell table:style-name="ce66" office:value-type="date" office:date-value="2021-05-19" calcext:value-type="date">
            <text:p>19/05/2021</text:p>
          </table:table-cell>
          <table:table-cell table:style-name="ce73" office:value-type="date" office:date-value="2021-05-31" calcext:value-type="date">
            <text:p>31/05/2021</text:p>
          </table:table-cell>
          <table:table-cell table:style-name="ce22" table:formula="of:=IF([.F53]=&quot;&quot;;&quot;&quot;;[.F53]-[.E53]+1)" office:value-type="float" office:value="4" calcext:value-type="float">
            <text:p>4</text:p>
          </table:table-cell>
          <table:table-cell table:style-name="ce23" table:formula="of:=IF([.G43]=&quot;&quot;;&quot;&quot;;IF(ROUND(([.F53]-[.E53]+1)*[.D53];0)=0;0;ROUND(([.F53]-[.E53]+1)*[.D53];0)))" office:value-type="float" office:value="4" calcext:value-type="float">
            <text:p>4</text:p>
          </table:table-cell>
          <table:table-cell table:number-columns-repeated="16" table:style-name="ce112" office:value-type="float" office:value="3" calcext:value-type="float">
            <text:p/>
          </table:table-cell>
          <table:table-cell table:number-columns-repeated="4" table:style-name="ce112" office:value-type="float" office:value="5" calcext:value-type="float">
            <text:p/>
          </table:table-cell>
          <table:table-cell table:style-name="ce130" office:value-type="float" office:value="5" calcext:value-type="float">
            <text:p/>
          </table:table-cell>
          <table:table-cell table:number-columns-repeated="8" table:style-name="ce112" office:value-type="float" office:value="5" calcext:value-type="float">
            <text:p/>
          </table:table-cell>
          <table:table-cell table:number-columns-repeated="11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51" office:value-type="string" calcext:value-type="string">
            <text:p>Mood Tracker</text:p>
          </table:table-cell>
          <table:table-cell table:style-name="ce11" office:value-type="string" calcext:value-type="string">
            <text:p>Longjie, Sophia</text:p>
          </table:table-cell>
          <table:table-cell table:style-name="ce13" office:value-type="percentage" office:value="1" calcext:value-type="percentage">
            <text:p>100 %</text:p>
          </table:table-cell>
          <table:table-cell table:style-name="ce16" office:value-type="date" office:date-value="2021-05-21" calcext:value-type="date">
            <text:p>21/05/2021</text:p>
          </table:table-cell>
          <table:table-cell table:style-name="ce20" office:value-type="date" office:date-value="2021-05-27" calcext:value-type="date">
            <text:p>27/05/2021</text:p>
          </table:table-cell>
          <table:table-cell table:style-name="ce22" table:formula="of:=IF([.F54]=&quot;&quot;;&quot;&quot;;[.F54]-[.E54]+1)" office:value-type="float" office:value="4" calcext:value-type="float">
            <text:p>4</text:p>
          </table:table-cell>
          <table:table-cell table:style-name="ce23" table:formula="of:=IF([.G44]=&quot;&quot;;&quot;&quot;;IF(ROUND(([.F54]-[.E54]+1)*[.D54];0)=0;0;ROUND(([.F54]-[.E54]+1)*[.D54];0)))" office:value-type="float" office:value="4" calcext:value-type="float">
            <text:p>4</text:p>
          </table:table-cell>
          <table:table-cell table:number-columns-repeated="16" table:style-name="ce112" office:value-type="float" office:value="3" calcext:value-type="float">
            <text:p/>
          </table:table-cell>
          <table:table-cell table:number-columns-repeated="2" table:style-name="ce112" office:value-type="float" office:value="1" calcext:value-type="float">
            <text:p/>
          </table:table-cell>
          <table:table-cell table:number-columns-repeated="2" table:style-name="ce112" office:value-type="float" office:value="5" calcext:value-type="float">
            <text:p/>
          </table:table-cell>
          <table:table-cell table:style-name="ce130" office:value-type="float" office:value="5" calcext:value-type="float">
            <text:p/>
          </table:table-cell>
          <table:table-cell table:number-columns-repeated="3" table:style-name="ce112" office:value-type="float" office:value="5" calcext:value-type="float">
            <text:p/>
          </table:table-cell>
          <table:table-cell table:number-columns-repeated="3" table:style-name="ce112" office:value-type="float" office:value="2" calcext:value-type="float">
            <text:p/>
          </table:table-cell>
          <table:table-cell table:style-name="ce130"/>
          <table:table-cell table:number-columns-repeated="12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52" office:value-type="string" calcext:value-type="string">
            <text:p>Money tracker</text:p>
          </table:table-cell>
          <table:table-cell table:style-name="ce54" office:value-type="string" calcext:value-type="string">
            <text:p>Longjie, Sophia</text:p>
          </table:table-cell>
          <table:table-cell table:style-name="ce60" office:value-type="percentage" office:value="1" calcext:value-type="percentage">
            <text:p>100 %</text:p>
          </table:table-cell>
          <table:table-cell table:style-name="ce66" office:value-type="date" office:date-value="2021-05-23" calcext:value-type="date">
            <text:p>23/05/2021</text:p>
          </table:table-cell>
          <table:table-cell table:style-name="ce73" office:value-type="date" office:date-value="2021-05-29" calcext:value-type="date">
            <text:p>29/05/2021</text:p>
          </table:table-cell>
          <table:table-cell table:style-name="ce22" table:formula="of:=IF([.F55]=&quot;&quot;;&quot;&quot;;[.F55]-[.E55]+1)" office:value-type="float" office:value="4" calcext:value-type="float">
            <text:p>4</text:p>
          </table:table-cell>
          <table:table-cell table:style-name="ce23" table:formula="of:=IF([.G45]=&quot;&quot;;&quot;&quot;;IF(ROUND(([.F55]-[.E55]+1)*[.D55];0)=0;0;ROUND(([.F55]-[.E55]+1)*[.D55];0)))" office:value-type="float" office:value="4" calcext:value-type="float">
            <text:p>4</text:p>
          </table:table-cell>
          <table:table-cell table:number-columns-repeated="16" table:style-name="ce112" office:value-type="float" office:value="3" calcext:value-type="float">
            <text:p/>
          </table:table-cell>
          <table:table-cell table:number-columns-repeated="4" table:style-name="ce112" office:value-type="float" office:value="1" calcext:value-type="float">
            <text:p/>
          </table:table-cell>
          <table:table-cell table:style-name="ce130" office:value-type="float" office:value="5" calcext:value-type="float">
            <text:p/>
          </table:table-cell>
          <table:table-cell table:number-columns-repeated="3" table:style-name="ce112" office:value-type="float" office:value="5" calcext:value-type="float">
            <text:p/>
          </table:table-cell>
          <table:table-cell table:number-columns-repeated="3" table:style-name="ce112" office:value-type="float" office:value="2" calcext:value-type="float">
            <text:p/>
          </table:table-cell>
          <table:table-cell table:style-name="ce130"/>
          <table:table-cell table:number-columns-repeated="12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53" office:value-type="string" calcext:value-type="string">
            <text:p>Log In / Sign In</text:p>
          </table:table-cell>
          <table:table-cell table:style-name="ce11" office:value-type="string" calcext:value-type="string">
            <text:p>Longjie, Sophia</text:p>
          </table:table-cell>
          <table:table-cell table:style-name="ce13" office:value-type="percentage" office:value="1" calcext:value-type="percentage">
            <text:p>100 %</text:p>
          </table:table-cell>
          <table:table-cell table:style-name="ce16" office:value-type="date" office:date-value="2021-05-25" calcext:value-type="date">
            <text:p>25/05/2021</text:p>
          </table:table-cell>
          <table:table-cell table:style-name="ce20" office:value-type="date" office:date-value="2021-05-30" calcext:value-type="date">
            <text:p>30/05/2021</text:p>
          </table:table-cell>
          <table:table-cell table:style-name="ce22" table:formula="of:=IF([.F56]=&quot;&quot;;&quot;&quot;;[.F56]-[.E56]+1)" office:value-type="float" office:value="3" calcext:value-type="float">
            <text:p>3</text:p>
          </table:table-cell>
          <table:table-cell table:style-name="ce23" table:formula="of:=IF([.G46]=&quot;&quot;;&quot;&quot;;IF(ROUND(([.F56]-[.E56]+1)*[.D56];0)=0;0;ROUND(([.F56]-[.E56]+1)*[.D56];0)))" office:value-type="float" office:value="3" calcext:value-type="float">
            <text:p>3</text:p>
          </table:table-cell>
          <table:table-cell table:number-columns-repeated="16" table:style-name="ce112" office:value-type="float" office:value="3" calcext:value-type="float">
            <text:p/>
          </table:table-cell>
          <table:table-cell table:number-columns-repeated="4" table:style-name="ce112" office:value-type="float" office:value="1" calcext:value-type="float">
            <text:p/>
          </table:table-cell>
          <table:table-cell table:style-name="ce130" office:value-type="float" office:value="1" calcext:value-type="float">
            <text:p/>
          </table:table-cell>
          <table:table-cell table:style-name="ce112" office:value-type="float" office:value="1" calcext:value-type="float">
            <text:p/>
          </table:table-cell>
          <table:table-cell table:number-columns-repeated="2" table:style-name="ce112" office:value-type="float" office:value="5" calcext:value-type="float">
            <text:p/>
          </table:table-cell>
          <table:table-cell table:number-columns-repeated="3" table:style-name="ce112" office:value-type="float" office:value="2" calcext:value-type="float">
            <text:p/>
          </table:table-cell>
          <table:table-cell table:style-name="ce130" office:value-type="float" office:value="2" calcext:value-type="float">
            <text:p/>
          </table:table-cell>
          <table:table-cell table:number-columns-repeated="12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52" office:value-type="string" calcext:value-type="string">
            <text:p>Schedule</text:p>
          </table:table-cell>
          <table:table-cell table:style-name="ce54" office:value-type="string" calcext:value-type="string">
            <text:p>Longjie, Sophia</text:p>
          </table:table-cell>
          <table:table-cell table:style-name="ce60" office:value-type="percentage" office:value="1" calcext:value-type="percentage">
            <text:p>100 %</text:p>
          </table:table-cell>
          <table:table-cell table:style-name="ce66" office:value-type="date" office:date-value="2021-05-27" calcext:value-type="date">
            <text:p>27/05/2021</text:p>
          </table:table-cell>
          <table:table-cell table:style-name="ce73" office:value-type="date" office:date-value="2021-05-31" calcext:value-type="date">
            <text:p>31/05/2021</text:p>
          </table:table-cell>
          <table:table-cell table:style-name="ce22" table:formula="of:=IF([.F57]=&quot;&quot;;&quot;&quot;;[.F57]-[.E57]+1)" office:value-type="float" office:value="3" calcext:value-type="float">
            <text:p>3</text:p>
          </table:table-cell>
          <table:table-cell table:style-name="ce23" table:formula="of:=IF([.G47]=&quot;&quot;;&quot;&quot;;IF(ROUND(([.F57]-[.E57]+1)*[.D57];0)=0;0;ROUND(([.F57]-[.E57]+1)*[.D57];0)))" office:value-type="float" office:value="3" calcext:value-type="float">
            <text:p>3</text:p>
          </table:table-cell>
          <table:table-cell table:number-columns-repeated="16" table:style-name="ce112" office:value-type="float" office:value="3" calcext:value-type="float">
            <text:p/>
          </table:table-cell>
          <table:table-cell table:number-columns-repeated="4" table:style-name="ce112" office:value-type="float" office:value="1" calcext:value-type="float">
            <text:p/>
          </table:table-cell>
          <table:table-cell table:style-name="ce130" office:value-type="float" office:value="1" calcext:value-type="float">
            <text:p/>
          </table:table-cell>
          <table:table-cell table:number-columns-repeated="3" table:style-name="ce112" office:value-type="float" office:value="1" calcext:value-type="float">
            <text:p/>
          </table:table-cell>
          <table:table-cell table:number-columns-repeated="3" table:style-name="ce112" office:value-type="float" office:value="5" calcext:value-type="float">
            <text:p/>
          </table:table-cell>
          <table:table-cell table:style-name="ce130" office:value-type="float" office:value="5" calcext:value-type="float">
            <text:p/>
          </table:table-cell>
          <table:table-cell table:style-name="ce112" office:value-type="float" office:value="5" calcext:value-type="float">
            <text:p/>
          </table:table-cell>
          <table:table-cell table:style-name="ce112" office:value-type="float" office:value="4" calcext:value-type="float">
            <text:p/>
          </table:table-cell>
          <table:table-cell table:number-columns-repeated="10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51" office:value-type="string" calcext:value-type="string">
            <text:p>Calendar</text:p>
          </table:table-cell>
          <table:table-cell table:style-name="ce11" office:value-type="string" calcext:value-type="string">
            <text:p>Longjie, Sophia</text:p>
          </table:table-cell>
          <table:table-cell table:style-name="ce13" office:value-type="percentage" office:value="1" calcext:value-type="percentage">
            <text:p>100 %</text:p>
          </table:table-cell>
          <table:table-cell table:style-name="ce16" office:value-type="date" office:date-value="2021-05-27" calcext:value-type="date">
            <text:p>27/05/2021</text:p>
          </table:table-cell>
          <table:table-cell table:style-name="ce20" office:value-type="date" office:date-value="2021-05-31" calcext:value-type="date">
            <text:p>31/05/2021</text:p>
          </table:table-cell>
          <table:table-cell table:style-name="ce22" table:formula="of:=IF([.F48]=&quot;&quot;;&quot;&quot;;[.F48]-[.E48]+1)" office:value-type="float" office:value="5" calcext:value-type="float">
            <text:p>5</text:p>
          </table:table-cell>
          <table:table-cell table:style-name="ce23" table:formula="of:=IF([.G48]=&quot;&quot;;&quot;&quot;;IF(ROUND(([.F48]-[.E48]+1)*[.D48];0)=0;0;ROUND(([.F48]-[.E48]+1)*[.D48];0)))" office:value-type="float" office:value="5" calcext:value-type="float">
            <text:p>5</text:p>
          </table:table-cell>
          <table:table-cell table:number-columns-repeated="16" table:style-name="ce112" office:value-type="float" office:value="3" calcext:value-type="float">
            <text:p/>
          </table:table-cell>
          <table:table-cell table:number-columns-repeated="4" table:style-name="ce112" office:value-type="float" office:value="1" calcext:value-type="float">
            <text:p/>
          </table:table-cell>
          <table:table-cell table:style-name="ce130" office:value-type="float" office:value="1" calcext:value-type="float">
            <text:p/>
          </table:table-cell>
          <table:table-cell table:number-columns-repeated="3" table:style-name="ce112" office:value-type="float" office:value="1" calcext:value-type="float">
            <text:p/>
          </table:table-cell>
          <table:table-cell table:number-columns-repeated="3" table:style-name="ce112" office:value-type="float" office:value="5" calcext:value-type="float">
            <text:p/>
          </table:table-cell>
          <table:table-cell table:style-name="ce130" office:value-type="float" office:value="5" calcext:value-type="float">
            <text:p/>
          </table:table-cell>
          <table:table-cell table:style-name="ce112" office:value-type="float" office:value="5" calcext:value-type="float">
            <text:p/>
          </table:table-cell>
          <table:table-cell table:style-name="ce112" office:value-type="float" office:value="4" calcext:value-type="float">
            <text:p/>
          </table:table-cell>
          <table:table-cell table:number-columns-repeated="10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32" office:value-type="string" calcext:value-type="string">
            <text:p>HTML Check (accessibility and usability)</text:p>
          </table:table-cell>
          <table:table-cell table:style-name="ce54" office:value-type="string" calcext:value-type="string">
            <text:p>Sophia</text:p>
          </table:table-cell>
          <table:table-cell table:style-name="ce60" office:value-type="percentage" office:value="1" calcext:value-type="percentage">
            <text:p>100 %</text:p>
          </table:table-cell>
          <table:table-cell table:style-name="ce66" office:value-type="date" office:date-value="2021-05-30" calcext:value-type="date">
            <text:p>30/05/2021</text:p>
          </table:table-cell>
          <table:table-cell table:style-name="ce73" office:value-type="date" office:date-value="2021-05-31" calcext:value-type="date">
            <text:p>31/05/2021</text:p>
          </table:table-cell>
          <table:table-cell table:style-name="ce22" table:formula="of:=IF([.F49]=&quot;&quot;;&quot;&quot;;[.F49]-[.E49]+1)" office:value-type="float" office:value="2" calcext:value-type="float">
            <text:p>2</text:p>
          </table:table-cell>
          <table:table-cell table:style-name="ce23" table:formula="of:=IF([.G49]=&quot;&quot;;&quot;&quot;;IF(ROUND(([.F49]-[.E49]+1)*[.D49];0)=0;0;ROUND(([.F49]-[.E49]+1)*[.D49];0)))" office:value-type="float" office:value="2" calcext:value-type="float">
            <text:p>2</text:p>
          </table:table-cell>
          <table:table-cell table:number-columns-repeated="26" table:style-name="ce112" office:value-type="float" office:value="3" calcext:value-type="float">
            <text:p/>
          </table:table-cell>
          <table:table-cell table:style-name="ce112"/>
          <table:table-cell table:style-name="ce130" office:value-type="float" office:value="5" calcext:value-type="float">
            <text:p/>
          </table:table-cell>
          <table:table-cell table:style-name="ce112" office:value-type="float" office:value="5" calcext:value-type="float">
            <text:p/>
          </table:table-cell>
          <table:table-cell table:style-name="ce112" office:value-type="float" office:value="4" calcext:value-type="float">
            <text:p/>
          </table:table-cell>
          <table:table-cell table:number-columns-repeated="10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37" office:value-type="string" calcext:value-type="string">
            <text:p>Final Test + Bug Check</text:p>
          </table:table-cell>
          <table:table-cell table:style-name="ce11" office:value-type="string" calcext:value-type="string">
            <text:p>Longjie, Sophia</text:p>
          </table:table-cell>
          <table:table-cell table:style-name="ce13" office:value-type="percentage" office:value="1" calcext:value-type="percentage">
            <text:p>100 %</text:p>
          </table:table-cell>
          <table:table-cell table:style-name="ce16" office:value-type="date" office:date-value="2021-05-30" calcext:value-type="date">
            <text:p>30/05/2021</text:p>
          </table:table-cell>
          <table:table-cell table:style-name="ce20" office:value-type="date" office:date-value="2021-05-31" calcext:value-type="date">
            <text:p>31/05/2021</text:p>
          </table:table-cell>
          <table:table-cell table:style-name="ce22" table:formula="of:=IF([.F50]=&quot;&quot;;&quot;&quot;;[.F50]-[.E50]+1)" office:value-type="float" office:value="2" calcext:value-type="float">
            <text:p>2</text:p>
          </table:table-cell>
          <table:table-cell table:style-name="ce23" table:formula="of:=IF([.G50]=&quot;&quot;;&quot;&quot;;IF(ROUND(([.F50]-[.E50]+1)*[.D50];0)=0;0;ROUND(([.F50]-[.E50]+1)*[.D50];0)))" office:value-type="float" office:value="2" calcext:value-type="float">
            <text:p>2</text:p>
          </table:table-cell>
          <table:table-cell table:number-columns-repeated="26" table:style-name="ce112" office:value-type="float" office:value="3" calcext:value-type="float">
            <text:p/>
          </table:table-cell>
          <table:table-cell table:style-name="ce112" office:value-type="float" office:value="0" calcext:value-type="float">
            <text:p/>
          </table:table-cell>
          <table:table-cell table:style-name="ce130" office:value-type="float" office:value="5" calcext:value-type="float">
            <text:p/>
          </table:table-cell>
          <table:table-cell table:style-name="ce112" office:value-type="float" office:value="5" calcext:value-type="float">
            <text:p/>
          </table:table-cell>
          <table:table-cell table:style-name="ce112" office:value-type="float" office:value="4" calcext:value-type="float">
            <text:p/>
          </table:table-cell>
          <table:table-cell table:number-columns-repeated="10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38"/>
          <table:table-cell table:style-name="ce55"/>
          <table:table-cell table:style-name="ce61" table:formula="of:=SUM([.D37:.D39];[.D49];[.D50])/COUNT([.D37:.D39];[.D49];[.D50])" office:value-type="percentage" office:value="1" calcext:value-type="percentage">
            <text:p>100 %</text:p>
          </table:table-cell>
          <table:table-cell table:style-name="ce67"/>
          <table:table-cell table:style-name="ce74"/>
          <table:table-cell table:style-name="ce22" table:formula="of:=IF([.F52]=&quot;&quot;;&quot;&quot;;[.F52]-[.E52]+1)" office:value-type="float" office:value="4" calcext:value-type="float">
            <text:p>4</text:p>
          </table:table-cell>
          <table:table-cell table:style-name="ce23" table:formula="of:=IF([.G51]=&quot;&quot;;&quot;&quot;;IF(ROUND(([.F52]-[.E52]+1)*[.D52];0)=0;0;ROUND(([.F52]-[.E52]+1)*[.D52];0)))" office:value-type="float" office:value="0" calcext:value-type="float">
            <text:p>0</text:p>
          </table:table-cell>
          <table:table-cell table:number-columns-repeated="26" table:style-name="ce112" office:value-type="float" office:value="3" calcext:value-type="float">
            <text:p/>
          </table:table-cell>
          <table:table-cell table:style-name="ce112"/>
          <table:table-cell table:style-name="ce130" office:value-type="float" office:value="3" calcext:value-type="float">
            <text:p/>
          </table:table-cell>
          <table:table-cell table:number-columns-repeated="12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65" office:value-type="string" calcext:value-type="string">
            <text:p>Documents</text:p>
          </table:table-cell>
          <table:table-cell table:style-name="ce11"/>
          <table:table-cell table:style-name="ce13"/>
          <table:table-cell table:style-name="ce16" office:value-type="date" office:date-value="2021-05-30" calcext:value-type="date">
            <text:p>30/05/2021</text:p>
          </table:table-cell>
          <table:table-cell table:style-name="ce20" office:value-type="date" office:date-value="2021-06-02" calcext:value-type="date">
            <text:p>02/06/2021</text:p>
          </table:table-cell>
          <table:table-cell table:style-name="ce22" table:formula="of:=IF([.F53]=&quot;&quot;;&quot;&quot;;[.F53]-[.E53]+1)" office:value-type="float" office:value="4" calcext:value-type="float">
            <text:p>4</text:p>
          </table:table-cell>
          <table:table-cell table:style-name="ce23" table:formula="of:=IF([.G52]=&quot;&quot;;&quot;&quot;;IF(ROUND(([.F53]-[.E53]+1)*[.D53];0)=0;0;ROUND(([.F53]-[.E53]+1)*[.D53];0)))" office:value-type="float" office:value="4" calcext:value-type="float">
            <text:p>4</text:p>
          </table:table-cell>
          <table:table-cell table:number-columns-repeated="26" table:style-name="ce112" office:value-type="float" office:value="3" calcext:value-type="float">
            <text:p/>
          </table:table-cell>
          <table:table-cell table:style-name="ce112"/>
          <table:table-cell table:style-name="ce130" office:value-type="float" office:value="3" calcext:value-type="float">
            <text:p/>
          </table:table-cell>
          <table:table-cell table:style-name="ce112" office:value-type="float" office:value="3" calcext:value-type="float">
            <text:p/>
          </table:table-cell>
          <table:table-cell table:number-columns-repeated="2" table:style-name="ce112" office:value-type="float" office:value="5" calcext:value-type="float">
            <text:p/>
          </table:table-cell>
          <table:table-cell table:number-columns-repeated="9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69" office:value-type="string" calcext:value-type="string">
            <text:p>User Manual</text:p>
          </table:table-cell>
          <table:table-cell table:style-name="ce54" office:value-type="string" calcext:value-type="string">
            <text:p>Longjie</text:p>
          </table:table-cell>
          <table:table-cell table:style-name="ce60" office:value-type="percentage" office:value="1" calcext:value-type="percentage">
            <text:p>100 %</text:p>
          </table:table-cell>
          <table:table-cell table:style-name="ce66" office:value-type="date" office:date-value="2021-05-30" calcext:value-type="date">
            <text:p>30/05/2021</text:p>
          </table:table-cell>
          <table:table-cell table:style-name="ce73" office:value-type="date" office:date-value="2021-06-02" calcext:value-type="date">
            <text:p>02/06/2021</text:p>
          </table:table-cell>
          <table:table-cell table:style-name="ce22" table:formula="of:=IF([.F54]=&quot;&quot;;&quot;&quot;;[.F54]-[.E54]+1)" office:value-type="float" office:value="4" calcext:value-type="float">
            <text:p>4</text:p>
          </table:table-cell>
          <table:table-cell table:style-name="ce23" table:formula="of:=IF([.G53]=&quot;&quot;;&quot;&quot;;IF(ROUND(([.F54]-[.E54]+1)*[.D54];0)=0;0;ROUND(([.F54]-[.E54]+1)*[.D54];0)))" office:value-type="float" office:value="4" calcext:value-type="float">
            <text:p>4</text:p>
          </table:table-cell>
          <table:table-cell table:number-columns-repeated="26" table:style-name="ce112" office:value-type="float" office:value="3" calcext:value-type="float">
            <text:p/>
          </table:table-cell>
          <table:table-cell table:style-name="ce112"/>
          <table:table-cell table:style-name="ce130" office:value-type="float" office:value="3" calcext:value-type="float">
            <text:p/>
          </table:table-cell>
          <table:table-cell table:style-name="ce112" office:value-type="float" office:value="3" calcext:value-type="float">
            <text:p/>
          </table:table-cell>
          <table:table-cell table:number-columns-repeated="2" table:style-name="ce112" office:value-type="float" office:value="5" calcext:value-type="float">
            <text:p/>
          </table:table-cell>
          <table:table-cell table:number-columns-repeated="9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70" office:value-type="string" calcext:value-type="string">
            <text:p>Installation manual</text:p>
          </table:table-cell>
          <table:table-cell table:style-name="ce56" office:value-type="string" calcext:value-type="string">
            <text:p>Longjie</text:p>
          </table:table-cell>
          <table:table-cell table:style-name="ce62" office:value-type="percentage" office:value="1" calcext:value-type="percentage">
            <text:p>100 %</text:p>
          </table:table-cell>
          <table:table-cell table:style-name="ce68" office:value-type="date" office:date-value="2021-05-30" calcext:value-type="date">
            <text:p>30/05/2021</text:p>
          </table:table-cell>
          <table:table-cell table:style-name="ce75" office:value-type="date" office:date-value="2021-06-02" calcext:value-type="date">
            <text:p>02/06/2021</text:p>
          </table:table-cell>
          <table:table-cell table:style-name="ce22" table:formula="of:=IF([.F55]=&quot;&quot;;&quot;&quot;;[.F55]-[.E55]+1)" office:value-type="float" office:value="4" calcext:value-type="float">
            <text:p>4</text:p>
          </table:table-cell>
          <table:table-cell table:style-name="ce23" table:formula="of:=IF([.G54]=&quot;&quot;;&quot;&quot;;IF(ROUND(([.F55]-[.E55]+1)*[.D55];0)=0;0;ROUND(([.F55]-[.E55]+1)*[.D55];0)))" office:value-type="float" office:value="4" calcext:value-type="float">
            <text:p>4</text:p>
          </table:table-cell>
          <table:table-cell table:number-columns-repeated="26" table:style-name="ce112" office:value-type="float" office:value="3" calcext:value-type="float">
            <text:p/>
          </table:table-cell>
          <table:table-cell table:style-name="ce112"/>
          <table:table-cell table:style-name="ce130" office:value-type="float" office:value="3" calcext:value-type="float">
            <text:p/>
          </table:table-cell>
          <table:table-cell table:style-name="ce112" office:value-type="float" office:value="3" calcext:value-type="float">
            <text:p/>
          </table:table-cell>
          <table:table-cell table:number-columns-repeated="2" table:style-name="ce112" office:value-type="float" office:value="5" calcext:value-type="float">
            <text:p/>
          </table:table-cell>
          <table:table-cell table:number-columns-repeated="9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32" office:value-type="string" calcext:value-type="string">
            <text:p>Video</text:p>
          </table:table-cell>
          <table:table-cell table:style-name="ce54" office:value-type="string" calcext:value-type="string">
            <text:p>Longjie</text:p>
          </table:table-cell>
          <table:table-cell table:style-name="ce60" office:value-type="percentage" office:value="1" calcext:value-type="percentage">
            <text:p>100 %</text:p>
          </table:table-cell>
          <table:table-cell table:style-name="ce66" office:value-type="date" office:date-value="2021-05-30" calcext:value-type="date">
            <text:p>30/05/2021</text:p>
          </table:table-cell>
          <table:table-cell table:style-name="ce73" office:value-type="date" office:date-value="2021-06-02" calcext:value-type="date">
            <text:p>02/06/2021</text:p>
          </table:table-cell>
          <table:table-cell table:style-name="ce22" table:formula="of:=IF([.F56]=&quot;&quot;;&quot;&quot;;[.F56]-[.E56]+1)" office:value-type="float" office:value="3" calcext:value-type="float">
            <text:p>3</text:p>
          </table:table-cell>
          <table:table-cell table:style-name="ce23" table:formula="of:=IF([.G55]=&quot;&quot;;&quot;&quot;;IF(ROUND(([.F56]-[.E56]+1)*[.D56];0)=0;0;ROUND(([.F56]-[.E56]+1)*[.D56];0)))" office:value-type="float" office:value="3" calcext:value-type="float">
            <text:p>3</text:p>
          </table:table-cell>
          <table:table-cell table:number-columns-repeated="26" table:style-name="ce112" office:value-type="float" office:value="3" calcext:value-type="float">
            <text:p/>
          </table:table-cell>
          <table:table-cell table:style-name="ce112"/>
          <table:table-cell table:style-name="ce130" office:value-type="float" office:value="3" calcext:value-type="float">
            <text:p/>
          </table:table-cell>
          <table:table-cell table:style-name="ce112" office:value-type="float" office:value="3" calcext:value-type="float">
            <text:p/>
          </table:table-cell>
          <table:table-cell table:number-columns-repeated="2" table:style-name="ce112" office:value-type="float" office:value="5" calcext:value-type="float">
            <text:p/>
          </table:table-cell>
          <table:table-cell table:number-columns-repeated="9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70" office:value-type="string" calcext:value-type="string">
            <text:p>Final Document + Final Check</text:p>
          </table:table-cell>
          <table:table-cell table:style-name="ce56" office:value-type="string" calcext:value-type="string">
            <text:p>Sophia, Longjie</text:p>
          </table:table-cell>
          <table:table-cell table:style-name="ce62" office:value-type="percentage" office:value="1" calcext:value-type="percentage">
            <text:p>100 %</text:p>
          </table:table-cell>
          <table:table-cell table:style-name="ce68" office:value-type="date" office:date-value="2021-05-31" calcext:value-type="date">
            <text:p>31/05/2021</text:p>
          </table:table-cell>
          <table:table-cell table:style-name="ce75" office:value-type="date" office:date-value="2021-06-02" calcext:value-type="date">
            <text:p>02/06/2021</text:p>
          </table:table-cell>
          <table:table-cell table:style-name="ce22" table:formula="of:=IF([.F57]=&quot;&quot;;&quot;&quot;;[.F57]-[.E57]+1)" office:value-type="float" office:value="3" calcext:value-type="float">
            <text:p>3</text:p>
          </table:table-cell>
          <table:table-cell table:style-name="ce23" table:formula="of:=IF([.G56]=&quot;&quot;;&quot;&quot;;IF(ROUND(([.F57]-[.E57]+1)*[.D57];0)=0;0;ROUND(([.F57]-[.E57]+1)*[.D57];0)))" office:value-type="float" office:value="3" calcext:value-type="float">
            <text:p>3</text:p>
          </table:table-cell>
          <table:table-cell table:number-columns-repeated="26" table:style-name="ce112" office:value-type="float" office:value="3" calcext:value-type="float">
            <text:p/>
          </table:table-cell>
          <table:table-cell table:style-name="ce112"/>
          <table:table-cell table:style-name="ce130" office:value-type="float" office:value="3" calcext:value-type="float">
            <text:p/>
          </table:table-cell>
          <table:table-cell table:style-name="ce112" office:value-type="float" office:value="3" calcext:value-type="float">
            <text:p/>
          </table:table-cell>
          <table:table-cell table:number-columns-repeated="2" table:style-name="ce112" office:value-type="float" office:value="5" calcext:value-type="float">
            <text:p/>
          </table:table-cell>
          <table:table-cell table:number-columns-repeated="9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69" office:value-type="string" calcext:value-type="string">
            <text:p>Presentation Document</text:p>
          </table:table-cell>
          <table:table-cell table:style-name="ce54" office:value-type="string" calcext:value-type="string">
            <text:p>Sophia, Longjie</text:p>
          </table:table-cell>
          <table:table-cell table:style-name="ce60" office:value-type="percentage" office:value="1" calcext:value-type="percentage">
            <text:p>100 %</text:p>
          </table:table-cell>
          <table:table-cell table:style-name="ce66" office:value-type="date" office:date-value="2021-05-31" calcext:value-type="date">
            <text:p>31/05/2021</text:p>
          </table:table-cell>
          <table:table-cell table:style-name="ce73" office:value-type="date" office:date-value="2021-06-02" calcext:value-type="date">
            <text:p>02/06/2021</text:p>
          </table:table-cell>
          <table:table-cell table:style-name="ce22" table:formula="of:=IF([.F30]=&quot;&quot;;&quot;&quot;;[.F30]-[.E30]+1)">
            <text:p/>
          </table:table-cell>
          <table:table-cell table:style-name="ce23" table:formula="of:=IF([.G57]=&quot;&quot;;&quot;&quot;;IF(ROUND(([.F30]-[.E30]+1)*[.D30];0)=0;0;ROUND(([.F30]-[.E30]+1)*[.D30];0)))">
            <text:p/>
          </table:table-cell>
          <table:table-cell table:number-columns-repeated="26" table:style-name="ce112" office:value-type="float" office:value="3" calcext:value-type="float">
            <text:p/>
          </table:table-cell>
          <table:table-cell table:style-name="ce112"/>
          <table:table-cell table:style-name="ce130" office:value-type="float" office:value="3" calcext:value-type="float">
            <text:p/>
          </table:table-cell>
          <table:table-cell table:style-name="ce112" office:value-type="float" office:value="3" calcext:value-type="float">
            <text:p/>
          </table:table-cell>
          <table:table-cell table:number-columns-repeated="2" table:style-name="ce112" office:value-type="float" office:value="5" calcext:value-type="float">
            <text:p/>
          </table:table-cell>
          <table:table-cell table:number-columns-repeated="9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38"/>
          <table:table-cell table:style-name="ce55"/>
          <table:table-cell table:style-name="ce61" table:formula="of:=SUM([.D53:.D57])/COUNT([.D53:.D57])" office:value-type="percentage" office:value="1" calcext:value-type="percentage">
            <text:p>100 %</text:p>
          </table:table-cell>
          <table:table-cell table:style-name="ce67"/>
          <table:table-cell table:style-name="ce74"/>
          <table:table-cell table:style-name="ce22" table:formula="of:=IF([.F52]=&quot;&quot;;&quot;&quot;;[.F52]-[.E52]+1)" office:value-type="float" office:value="4" calcext:value-type="float">
            <text:p>4</text:p>
          </table:table-cell>
          <table:table-cell table:style-name="ce23" table:formula="of:=IF([.G58]=&quot;&quot;;&quot;&quot;;IF(ROUND(([.F52]-[.E52]+1)*[.D52];0)=0;0;ROUND(([.F52]-[.E52]+1)*[.D52];0)))" office:value-type="float" office:value="0" calcext:value-type="float">
            <text:p>0</text:p>
          </table:table-cell>
          <table:table-cell table:number-columns-repeated="40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6"/>
          <table:table-cell table:style-name="ce11"/>
          <table:table-cell table:style-name="ce13"/>
          <table:table-cell table:style-name="ce16"/>
          <table:table-cell table:style-name="ce20"/>
          <table:table-cell table:style-name="ce22" table:formula="of:=IF([.F53]=&quot;&quot;;&quot;&quot;;[.F53]-[.E53]+1)" office:value-type="float" office:value="4" calcext:value-type="float">
            <text:p>4</text:p>
          </table:table-cell>
          <table:table-cell table:style-name="ce23" table:formula="of:=IF([.G59]=&quot;&quot;;&quot;&quot;;IF(ROUND(([.F53]-[.E53]+1)*[.D53];0)=0;0;ROUND(([.F53]-[.E53]+1)*[.D53];0)))" office:value-type="float" office:value="4" calcext:value-type="float">
            <text:p>4</text:p>
          </table:table-cell>
          <table:table-cell table:number-columns-repeated="40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35"/>
          <table:table-cell table:style-name="ce54"/>
          <table:table-cell table:style-name="ce60"/>
          <table:table-cell table:style-name="ce66"/>
          <table:table-cell table:style-name="ce73"/>
          <table:table-cell table:style-name="ce22" table:formula="of:=IF([.F54]=&quot;&quot;;&quot;&quot;;[.F54]-[.E54]+1)" office:value-type="float" office:value="4" calcext:value-type="float">
            <text:p>4</text:p>
          </table:table-cell>
          <table:table-cell table:style-name="ce23" table:formula="of:=IF([.G60]=&quot;&quot;;&quot;&quot;;IF(ROUND(([.F54]-[.E54]+1)*[.D54];0)=0;0;ROUND(([.F54]-[.E54]+1)*[.D54];0)))" office:value-type="float" office:value="4" calcext:value-type="float">
            <text:p>4</text:p>
          </table:table-cell>
          <table:table-cell table:number-columns-repeated="40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7"/>
          <table:table-cell table:style-name="ce11"/>
          <table:table-cell table:style-name="ce13"/>
          <table:table-cell table:style-name="ce16"/>
          <table:table-cell table:style-name="ce20"/>
          <table:table-cell table:style-name="ce22" table:formula="of:=IF([.F55]=&quot;&quot;;&quot;&quot;;[.F55]-[.E55]+1)" office:value-type="float" office:value="4" calcext:value-type="float">
            <text:p>4</text:p>
          </table:table-cell>
          <table:table-cell table:style-name="ce23" table:formula="of:=IF([.G61]=&quot;&quot;;&quot;&quot;;IF(ROUND(([.F55]-[.E55]+1)*[.D55];0)=0;0;ROUND(([.F55]-[.E55]+1)*[.D55];0)))" office:value-type="float" office:value="4" calcext:value-type="float">
            <text:p>4</text:p>
          </table:table-cell>
          <table:table-cell table:number-columns-repeated="40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35"/>
          <table:table-cell table:style-name="ce54"/>
          <table:table-cell table:style-name="ce60"/>
          <table:table-cell table:style-name="ce66"/>
          <table:table-cell table:style-name="ce73"/>
          <table:table-cell table:style-name="ce22" table:formula="of:=IF([.F56]=&quot;&quot;;&quot;&quot;;[.F56]-[.E56]+1)" office:value-type="float" office:value="3" calcext:value-type="float">
            <text:p>3</text:p>
          </table:table-cell>
          <table:table-cell table:style-name="ce23" table:formula="of:=IF([.G62]=&quot;&quot;;&quot;&quot;;IF(ROUND(([.F56]-[.E56]+1)*[.D56];0)=0;0;ROUND(([.F56]-[.E56]+1)*[.D56];0)))" office:value-type="float" office:value="3" calcext:value-type="float">
            <text:p>3</text:p>
          </table:table-cell>
          <table:table-cell table:number-columns-repeated="40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6"/>
          <table:table-cell table:style-name="ce11"/>
          <table:table-cell table:style-name="ce13"/>
          <table:table-cell table:style-name="ce16"/>
          <table:table-cell table:style-name="ce20"/>
          <table:table-cell table:style-name="ce22" table:formula="of:=IF([.F58]=&quot;&quot;;&quot;&quot;;[.F58]-[.E58]+1)">
            <text:p/>
          </table:table-cell>
          <table:table-cell table:style-name="ce23" table:formula="of:=IF([.G63]=&quot;&quot;;&quot;&quot;;IF(ROUND(([.F58]-[.E58]+1)*[.D58];0)=0;0;ROUND(([.F58]-[.E58]+1)*[.D58];0)))">
            <text:p/>
          </table:table-cell>
          <table:table-cell table:number-columns-repeated="40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35"/>
          <table:table-cell table:style-name="ce54"/>
          <table:table-cell table:style-name="ce60"/>
          <table:table-cell table:style-name="ce66"/>
          <table:table-cell table:style-name="ce73"/>
          <table:table-cell table:style-name="ce22" table:formula="of:=IF([.F59]=&quot;&quot;;&quot;&quot;;[.F59]-[.E59]+1)">
            <text:p/>
          </table:table-cell>
          <table:table-cell table:style-name="ce23" table:formula="of:=IF([.G64]=&quot;&quot;;&quot;&quot;;IF(ROUND(([.F59]-[.E59]+1)*[.D59];0)=0;0;ROUND(([.F59]-[.E59]+1)*[.D59];0)))">
            <text:p/>
          </table:table-cell>
          <table:table-cell table:number-columns-repeated="40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7"/>
          <table:table-cell table:style-name="ce11"/>
          <table:table-cell table:style-name="ce13"/>
          <table:table-cell table:style-name="ce16"/>
          <table:table-cell table:style-name="ce20"/>
          <table:table-cell table:style-name="ce22" table:formula="of:=IF([.F60]=&quot;&quot;;&quot;&quot;;[.F60]-[.E60]+1)">
            <text:p/>
          </table:table-cell>
          <table:table-cell table:style-name="ce23" table:formula="of:=IF([.G65]=&quot;&quot;;&quot;&quot;;IF(ROUND(([.F60]-[.E60]+1)*[.D60];0)=0;0;ROUND(([.F60]-[.E60]+1)*[.D60];0)))">
            <text:p/>
          </table:table-cell>
          <table:table-cell table:number-columns-repeated="40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35"/>
          <table:table-cell table:style-name="ce54"/>
          <table:table-cell table:style-name="ce60"/>
          <table:table-cell table:style-name="ce66"/>
          <table:table-cell table:style-name="ce73"/>
          <table:table-cell table:style-name="ce22" table:formula="of:=IF([.F61]=&quot;&quot;;&quot;&quot;;[.F61]-[.E61]+1)">
            <text:p/>
          </table:table-cell>
          <table:table-cell table:style-name="ce23" table:formula="of:=IF([.G66]=&quot;&quot;;&quot;&quot;;IF(ROUND(([.F61]-[.E61]+1)*[.D61];0)=0;0;ROUND(([.F61]-[.E61]+1)*[.D61];0)))">
            <text:p/>
          </table:table-cell>
          <table:table-cell table:number-columns-repeated="40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6"/>
          <table:table-cell table:style-name="ce11"/>
          <table:table-cell table:style-name="ce13"/>
          <table:table-cell table:style-name="ce16"/>
          <table:table-cell table:style-name="ce20"/>
          <table:table-cell table:style-name="ce22" table:formula="of:=IF([.F62]=&quot;&quot;;&quot;&quot;;[.F62]-[.E62]+1)">
            <text:p/>
          </table:table-cell>
          <table:table-cell table:style-name="ce23" table:formula="of:=IF([.G67]=&quot;&quot;;&quot;&quot;;IF(ROUND(([.F62]-[.E62]+1)*[.D62];0)=0;0;ROUND(([.F62]-[.E62]+1)*[.D62];0)))">
            <text:p/>
          </table:table-cell>
          <table:table-cell table:number-columns-repeated="40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35"/>
          <table:table-cell table:style-name="ce54"/>
          <table:table-cell table:style-name="ce60"/>
          <table:table-cell table:style-name="ce66"/>
          <table:table-cell table:style-name="ce73"/>
          <table:table-cell table:style-name="ce22" table:formula="of:=IF([.F63]=&quot;&quot;;&quot;&quot;;[.F63]-[.E63]+1)">
            <text:p/>
          </table:table-cell>
          <table:table-cell table:style-name="ce23" table:formula="of:=IF([.G68]=&quot;&quot;;&quot;&quot;;IF(ROUND(([.F63]-[.E63]+1)*[.D63];0)=0;0;ROUND(([.F63]-[.E63]+1)*[.D63];0)))">
            <text:p/>
          </table:table-cell>
          <table:table-cell table:number-columns-repeated="40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7"/>
          <table:table-cell table:style-name="ce11"/>
          <table:table-cell table:style-name="ce13"/>
          <table:table-cell table:style-name="ce16"/>
          <table:table-cell table:style-name="ce20"/>
          <table:table-cell table:style-name="ce22" table:formula="of:=IF([.F23]=&quot;&quot;;&quot;&quot;;[.F23]-[.E23]+1)" office:value-type="float" office:value="3" calcext:value-type="float">
            <text:p>3</text:p>
          </table:table-cell>
          <table:table-cell table:style-name="ce23" table:formula="of:=IF([.G69]=&quot;&quot;;&quot;&quot;;IF(ROUND(([.F23]-[.E23]+1)*[.D23];0)=0;0;ROUND(([.F23]-[.E23]+1)*[.D23];0)))" office:value-type="float" office:value="0" calcext:value-type="float">
            <text:p>0</text:p>
          </table:table-cell>
          <table:table-cell table:number-columns-repeated="40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35"/>
          <table:table-cell table:style-name="ce54"/>
          <table:table-cell table:style-name="ce60"/>
          <table:table-cell table:style-name="ce66"/>
          <table:table-cell table:style-name="ce73"/>
          <table:table-cell table:style-name="ce22" table:formula="of:=IF([.F24]=&quot;&quot;;&quot;&quot;;[.F24]-[.E24]+1)" office:value-type="float" office:value="3" calcext:value-type="float">
            <text:p>3</text:p>
          </table:table-cell>
          <table:table-cell table:style-name="ce23" table:formula="of:=IF([.G70]=&quot;&quot;;&quot;&quot;;IF(ROUND(([.F24]-[.E24]+1)*[.D24];0)=0;0;ROUND(([.F24]-[.E24]+1)*[.D24];0)))" office:value-type="float" office:value="3" calcext:value-type="float">
            <text:p>3</text:p>
          </table:table-cell>
          <table:table-cell table:number-columns-repeated="40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6"/>
          <table:table-cell table:style-name="ce11"/>
          <table:table-cell table:style-name="ce13"/>
          <table:table-cell table:style-name="ce16"/>
          <table:table-cell table:style-name="ce20"/>
          <table:table-cell table:style-name="ce22" table:formula="of:=IF([.F25]=&quot;&quot;;&quot;&quot;;[.F25]-[.E25]+1)" office:value-type="float" office:value="3" calcext:value-type="float">
            <text:p>3</text:p>
          </table:table-cell>
          <table:table-cell table:style-name="ce23" table:formula="of:=IF([.G71]=&quot;&quot;;&quot;&quot;;IF(ROUND(([.F25]-[.E25]+1)*[.D25];0)=0;0;ROUND(([.F25]-[.E25]+1)*[.D25];0)))" office:value-type="float" office:value="3" calcext:value-type="float">
            <text:p>3</text:p>
          </table:table-cell>
          <table:table-cell table:number-columns-repeated="40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35"/>
          <table:table-cell table:style-name="ce54"/>
          <table:table-cell table:style-name="ce60"/>
          <table:table-cell table:style-name="ce66"/>
          <table:table-cell table:style-name="ce73"/>
          <table:table-cell table:style-name="ce22" table:formula="of:=IF([.F72]=&quot;&quot;;&quot;&quot;;[.F72]-[.E72]+1)">
            <text:p/>
          </table:table-cell>
          <table:table-cell table:style-name="ce23" table:formula="of:=IF([.G72]=&quot;&quot;;&quot;&quot;;IF(ROUND(([.F72]-[.E72]+1)*[.D72];0)=0;0;ROUND(([.F72]-[.E72]+1)*[.D72];0)))">
            <text:p/>
          </table:table-cell>
          <table:table-cell table:number-columns-repeated="40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7"/>
          <table:table-cell table:style-name="ce11"/>
          <table:table-cell table:style-name="ce13"/>
          <table:table-cell table:style-name="ce16"/>
          <table:table-cell table:style-name="ce20"/>
          <table:table-cell table:style-name="ce22" table:formula="of:=IF([.F73]=&quot;&quot;;&quot;&quot;;[.F73]-[.E73]+1)">
            <text:p/>
          </table:table-cell>
          <table:table-cell table:style-name="ce23" table:formula="of:=IF([.G73]=&quot;&quot;;&quot;&quot;;IF(ROUND(([.F73]-[.E73]+1)*[.D73];0)=0;0;ROUND(([.F73]-[.E73]+1)*[.D73];0)))">
            <text:p/>
          </table:table-cell>
          <table:table-cell table:number-columns-repeated="40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35"/>
          <table:table-cell table:style-name="ce54"/>
          <table:table-cell table:style-name="ce60"/>
          <table:table-cell table:style-name="ce66"/>
          <table:table-cell table:style-name="ce73"/>
          <table:table-cell table:style-name="ce22" table:formula="of:=IF([.F74]=&quot;&quot;;&quot;&quot;;[.F74]-[.E74]+1)">
            <text:p/>
          </table:table-cell>
          <table:table-cell table:style-name="ce23" table:formula="of:=IF([.G74]=&quot;&quot;;&quot;&quot;;IF(ROUND(([.F74]-[.E74]+1)*[.D74];0)=0;0;ROUND(([.F74]-[.E74]+1)*[.D74];0)))">
            <text:p/>
          </table:table-cell>
          <table:table-cell table:number-columns-repeated="40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7"/>
          <table:table-cell table:style-name="ce11"/>
          <table:table-cell table:style-name="ce13"/>
          <table:table-cell table:style-name="ce16"/>
          <table:table-cell table:style-name="ce20"/>
          <table:table-cell table:style-name="ce22" table:formula="of:=IF([.F75]=&quot;&quot;;&quot;&quot;;[.F75]-[.E75]+1)">
            <text:p/>
          </table:table-cell>
          <table:table-cell table:style-name="ce23" table:formula="of:=IF([.G75]=&quot;&quot;;&quot;&quot;;IF(ROUND(([.F75]-[.E75]+1)*[.D75];0)=0;0;ROUND(([.F75]-[.E75]+1)*[.D75];0)))">
            <text:p/>
          </table:table-cell>
          <table:table-cell table:number-columns-repeated="40" table:style-name="ce112" office:value-type="float" office:value="3" calcext:value-type="float">
            <text:p/>
          </table:table-cell>
          <table:table-cell table:style-name="ce28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7"/>
          <table:table-cell table:style-name="ce11"/>
          <table:table-cell table:style-name="ce13"/>
          <table:table-cell table:style-name="ce16"/>
          <table:table-cell table:style-name="ce20"/>
          <table:table-cell table:style-name="ce22" table:formula="of:=IF([.F76]=&quot;&quot;;&quot;&quot;;[.F76]-[.E76]+1)">
            <text:p/>
          </table:table-cell>
          <table:table-cell table:style-name="ce23" table:formula="of:=IF([.G76]=&quot;&quot;;&quot;&quot;;IF(ROUND(([.F76]-[.E76]+1)*[.D76];0)=0;0;ROUND(([.F76]-[.E76]+1)*[.D76];0)))">
            <text:p/>
          </table:table-cell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2"/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7"/>
          <table:table-cell table:style-name="ce11"/>
          <table:table-cell table:style-name="ce13"/>
          <table:table-cell table:style-name="ce16"/>
          <table:table-cell table:style-name="ce20"/>
          <table:table-cell table:style-name="ce22" table:formula="of:=IF([.F77]=&quot;&quot;;&quot;&quot;;[.F77]-[.E77]+1)">
            <text:p/>
          </table:table-cell>
          <table:table-cell table:style-name="ce23" table:formula="of:=IF([.G77]=&quot;&quot;;&quot;&quot;;IF(ROUND(([.F77]-[.E77]+1)*[.D77];0)=0;0;ROUND(([.F77]-[.E77]+1)*[.D77];0)))">
            <text:p/>
          </table:table-cell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2"/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7"/>
          <table:table-cell table:style-name="ce11"/>
          <table:table-cell table:style-name="ce13"/>
          <table:table-cell table:style-name="ce16"/>
          <table:table-cell table:style-name="ce20"/>
          <table:table-cell table:style-name="ce22" table:formula="of:=IF([.F78]=&quot;&quot;;&quot;&quot;;[.F78]-[.E78]+1)">
            <text:p/>
          </table:table-cell>
          <table:table-cell table:style-name="ce23" table:formula="of:=IF([.G78]=&quot;&quot;;&quot;&quot;;IF(ROUND(([.F78]-[.E78]+1)*[.D78];0)=0;0;ROUND(([.F78]-[.E78]+1)*[.D78];0)))">
            <text:p/>
          </table:table-cell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2"/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7"/>
          <table:table-cell table:style-name="ce11"/>
          <table:table-cell table:style-name="ce13"/>
          <table:table-cell table:style-name="ce16"/>
          <table:table-cell table:style-name="ce20"/>
          <table:table-cell table:style-name="ce22" table:formula="of:=IF([.F79]=&quot;&quot;;&quot;&quot;;[.F79]-[.E79]+1)">
            <text:p/>
          </table:table-cell>
          <table:table-cell table:style-name="ce23" table:formula="of:=IF([.G79]=&quot;&quot;;&quot;&quot;;IF(ROUND(([.F79]-[.E79]+1)*[.D79];0)=0;0;ROUND(([.F79]-[.E79]+1)*[.D79];0)))">
            <text:p/>
          </table:table-cell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2"/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7"/>
          <table:table-cell table:style-name="ce11"/>
          <table:table-cell table:style-name="ce13"/>
          <table:table-cell table:style-name="ce16"/>
          <table:table-cell table:style-name="ce20"/>
          <table:table-cell table:style-name="ce22" table:formula="of:=IF([.F80]=&quot;&quot;;&quot;&quot;;[.F80]-[.E80]+1)">
            <text:p/>
          </table:table-cell>
          <table:table-cell table:style-name="ce23" table:formula="of:=IF([.G80]=&quot;&quot;;&quot;&quot;;IF(ROUND(([.F80]-[.E80]+1)*[.D80];0)=0;0;ROUND(([.F80]-[.E80]+1)*[.D80];0)))">
            <text:p/>
          </table:table-cell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2"/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7"/>
          <table:table-cell table:style-name="ce11"/>
          <table:table-cell table:style-name="ce13"/>
          <table:table-cell table:style-name="ce16"/>
          <table:table-cell table:style-name="ce20"/>
          <table:table-cell table:style-name="ce22" table:formula="of:=IF([.F81]=&quot;&quot;;&quot;&quot;;[.F81]-[.E81]+1)">
            <text:p/>
          </table:table-cell>
          <table:table-cell table:style-name="ce23" table:formula="of:=IF([.G81]=&quot;&quot;;&quot;&quot;;IF(ROUND(([.F81]-[.E81]+1)*[.D81];0)=0;0;ROUND(([.F81]-[.E81]+1)*[.D81];0)))">
            <text:p/>
          </table:table-cell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2"/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7"/>
          <table:table-cell table:style-name="ce11"/>
          <table:table-cell table:style-name="ce13"/>
          <table:table-cell table:style-name="ce16"/>
          <table:table-cell table:style-name="ce20"/>
          <table:table-cell table:style-name="ce22" table:formula="of:=IF([.F82]=&quot;&quot;;&quot;&quot;;[.F82]-[.E82]+1)">
            <text:p/>
          </table:table-cell>
          <table:table-cell table:style-name="ce23" table:formula="of:=IF([.G82]=&quot;&quot;;&quot;&quot;;IF(ROUND(([.F82]-[.E82]+1)*[.D82];0)=0;0;ROUND(([.F82]-[.E82]+1)*[.D82];0)))">
            <text:p/>
          </table:table-cell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2"/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8">
          <table:table-cell/>
          <table:table-cell table:style-name="ce7"/>
          <table:table-cell table:style-name="ce11"/>
          <table:table-cell table:style-name="ce13"/>
          <table:table-cell table:style-name="ce16"/>
          <table:table-cell table:style-name="ce20"/>
          <table:table-cell table:style-name="ce22" table:formula="of:=IF([.F83]=&quot;&quot;;&quot;&quot;;[.F83]-[.E83]+1)">
            <text:p/>
          </table:table-cell>
          <table:table-cell table:style-name="ce23" table:formula="of:=IF([.G83]=&quot;&quot;;&quot;&quot;;IF(ROUND(([.F83]-[.E83]+1)*[.D83];0)=0;0;ROUND(([.F83]-[.E83]+1)*[.D83];0)))">
            <text:p/>
          </table:table-cell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2"/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6"/>
          <table:table-cell table:style-name="ce125"/>
          <table:table-cell table:style-name="ce28" table:number-columns-repeated="7"/>
        </table:table-row>
        <table:table-row table:style-name="ro7">
          <table:table-cell table:number-columns-repeated="71"/>
        </table:table-row>
        <table:table-row table:style-name="ro7">
          <table:table-cell table:number-columns-repeated="3"/>
          <table:table-cell table:style-name="ce14"/>
          <table:table-cell/>
          <table:table-cell table:style-name="ce21"/>
          <table:table-cell table:number-columns-repeated="65"/>
        </table:table-row>
        <table:table-row table:style-name="ro7" table:number-rows-repeated="1048490">
          <table:table-cell table:number-columns-repeated="71"/>
        </table:table-row>
        <table:table-row table:style-name="ro7">
          <table:table-cell table:number-columns-repeated="71"/>
        </table:table-row>
        <calcext:conditional-formats>
          <calcext:conditional-format calcext:target-range-address="Gantt.I10:Gantt.BS83">
            <calcext:condition calcext:apply-style-name="ConditionalStyle_16" calcext:value="=1" calcext:base-cell-address="Gantt.I10"/>
            <calcext:condition calcext:apply-style-name="ConditionalStyle_10" calcext:value="=2" calcext:base-cell-address="Gantt.I10"/>
            <calcext:condition calcext:apply-style-name="ConditionalStyle_13" calcext:value="=3" calcext:base-cell-address="Gantt.I10"/>
            <calcext:condition calcext:apply-style-name="Bad" calcext:value="=4" calcext:base-cell-address="Gantt.I10"/>
            <calcext:condition calcext:apply-style-name="ConditionalStyle_15" calcext:value="=5" calcext:base-cell-address="Gantt.I10"/>
          </calcext:conditional-format>
          <calcext:conditional-format calcext:target-range-address="Gantt.I10:Gantt.BS83">
            <calcext:condition calcext:apply-style-name="ConditionalStyle_9" calcext:value="formula-is([.I$8]=TODAY())" calcext:base-cell-address="Gantt.I10"/>
            <calcext:condition calcext:apply-style-name="ConditionalStyle_13" calcext:value="formula-is(OR(WEEKDAY([.I$8];2)=6;WEEKDAY([.I$8];2)=7))" calcext:base-cell-address="Gantt.I10"/>
          </calcext:conditional-format>
          <calcext:conditional-format calcext:target-range-address="Gantt.I10:Gantt.BS83">
            <calcext:condition calcext:apply-style-name="ConditionalStyle_12" calcext:value="formula-is(SEARCH(&quot;SPACER&quot;;[.$B10])=1)" calcext:base-cell-address="Gantt.I10"/>
          </calcext:conditional-format>
          <calcext:conditional-format calcext:target-range-address="Gantt.B10:Gantt.F83">
            <calcext:condition calcext:apply-style-name="ConditionalStyle_11" calcext:value="formula-is(SEARCH(&quot;SPACER&quot;;[.$B10])=1)" calcext:base-cell-address="Gantt.B10"/>
          </calcext:conditional-format>
          <calcext:conditional-format calcext:target-range-address="Gantt.G10:Gantt.H83">
            <calcext:condition calcext:apply-style-name="ConditionalStyle_10" calcext:value="formula-is(SEARCH(&quot;SPACER&quot;;[.$B10])=1)" calcext:base-cell-address="Gantt.G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Mangal" svg:font-family="Mang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软雅黑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05P0" style:volatile="true">
      <number:text/>
    </number:number-style>
    <number:number-style style:name="N105P1" style:volatile="true">
      <number:text/>
    </number:number-style>
    <number:number-style style:name="N105P2" style:volatile="true">
      <number:text/>
    </number:number-style>
    <number:text-style style:name="N105">
      <number:text/>
      <style:map style:condition="value()&gt;0" style:apply-style-name="N105P0"/>
      <style:map style:condition="value()&lt;0" style:apply-style-name="N105P1"/>
      <style:map style:condition="value()=0" style:apply-style-name="N105P2"/>
    </number:text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0">
      <number:day/>
    </number:date-style>
    <number:date-style style:name="N111">
      <number:day-of-week number:style="long"/>
    </number:date-style>
    <number:date-style style:name="N112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0105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es" number:country="ES">
      <number:text> </number:text>
      <number:fill-character> </number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es" number:country="ES">
      <number:text> </number:text>
      <number:fill-character> </number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 style:data-style-name="N105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Percent" style:display-name="Excel Built-in Percent" style:family="table-cell" style:parent-style-name="Default" style:data-style-name="N10"/>
    <style:style style:name="ConditionalStyle_5f_16" style:display-name="ConditionalStyle_16" style:family="table-cell" style:parent-style-name="Default" style:data-style-name="N105">
      <style:table-cell-properties fo:background-color="#a9d18e"/>
    </style:style>
    <style:style style:name="ConditionalStyle_5f_15" style:display-name="ConditionalStyle_15" style:family="table-cell" style:parent-style-name="Default" style:data-style-name="N105">
      <style:table-cell-properties fo:background-color="#b4c7e7"/>
    </style:style>
    <style:style style:name="ConditionalStyle_5f_14" style:display-name="ConditionalStyle_14" style:family="table-cell" style:parent-style-name="Default" style:data-style-name="N105"/>
    <style:style style:name="ConditionalStyle_5f_9" style:display-name="ConditionalStyle_9" style:family="table-cell" style:parent-style-name="Default">
      <style:table-cell-properties fo:border-bottom="none" fo:background-color="#eac2a6" fo:border-left="0.74pt solid #c00000" fo:border-right="0.74pt solid #c00000" fo:border-top="none"/>
    </style:style>
    <style:style style:name="ConditionalStyle_5f_13" style:display-name="ConditionalStyle_13" style:family="table-cell" style:parent-style-name="Default" style:data-style-name="N105">
      <style:table-cell-properties fo:background-color="#ebeaea"/>
    </style:style>
    <style:style style:name="ConditionalStyle_5f_12" style:display-name="ConditionalStyle_12" style:family="table-cell" style:parent-style-name="Default" style:data-style-name="N105">
      <style:table-cell-properties fo:background-color="#afabab"/>
    </style:style>
    <style:style style:name="ConditionalStyle_5f_11" style:display-name="ConditionalStyle_11" style:family="table-cell" style:parent-style-name="Default" style:data-style-name="N105">
      <style:table-cell-properties fo:background-color="#afabab"/>
    </style:style>
    <style:style style:name="ConditionalStyle_5f_10" style:display-name="ConditionalStyle_10" style:family="table-cell" style:parent-style-name="Default" style:data-style-name="N105">
      <style:table-cell-properties fo:background-color="#afabab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/00/0000</text:date>, <text:time style:data-style-name="N2" text:time-value="15:26:45.27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Gantt" style:display-name="PageStyle_Gant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mil</meta:initial-creator>
    <meta:creation-date>2019-03-04T19:57:37</meta:creation-date>
    <dc:date>2021-06-09T15:29:09.158000000</dc:date>
    <meta:generator>LibreOffice/7.1.3.2$Windows_X86_64 LibreOffice_project/47f78053abe362b9384784d31a6e56f8511eb1c1</meta:generator>
    <meta:editing-duration>PT9H9M5S</meta:editing-duration>
    <meta:editing-cycles>125</meta:editing-cycles>
    <meta:document-statistic meta:table-count="1" meta:cell-count="301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